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Cambria" svg:font-family="Cambria"/>
    <style:font-face style:name="Century Gothic" svg:font-family="'Century Gothic'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Poppins" svg:font-family="Poppins"/>
    <style:font-face style:name="Roboto" svg:font-family="Roboto"/>
  </office:font-face-decls>
  <office:automatic-styles>
    <style:style style:name="co1" style:family="table-column">
      <style:table-column-properties fo:break-before="auto" style:column-width="0.833cm"/>
    </style:style>
    <style:style style:name="co2" style:family="table-column">
      <style:table-column-properties fo:break-before="auto" style:column-width="2.178cm"/>
    </style:style>
    <style:style style:name="co3" style:family="table-column">
      <style:table-column-properties fo:break-before="auto" style:column-width="6.634cm"/>
    </style:style>
    <style:style style:name="co4" style:family="table-column">
      <style:table-column-properties fo:break-before="auto" style:column-width="3.011cm"/>
    </style:style>
    <style:style style:name="co5" style:family="table-column">
      <style:table-column-properties fo:break-before="auto" style:column-width="2.057cm"/>
    </style:style>
    <style:style style:name="co6" style:family="table-column">
      <style:table-column-properties fo:break-before="auto" style:column-width="1.69cm"/>
    </style:style>
    <style:style style:name="co7" style:family="table-column">
      <style:table-column-properties fo:break-before="auto" style:column-width="2.473cm"/>
    </style:style>
    <style:style style:name="co8" style:family="table-column">
      <style:table-column-properties fo:break-before="auto" style:column-width="0.074cm"/>
    </style:style>
    <style:style style:name="co9" style:family="table-column">
      <style:table-column-properties fo:break-before="auto" style:column-width="0.587cm"/>
    </style:style>
    <style:style style:name="co10" style:family="table-column">
      <style:table-column-properties fo:break-before="auto" style:column-width="0.661cm"/>
    </style:style>
    <style:style style:name="ro1" style:family="table-row">
      <style:table-row-properties style:row-height="2.196cm" fo:break-before="auto" style:use-optimal-row-height="false"/>
    </style:style>
    <style:style style:name="ro2" style:family="table-row">
      <style:table-row-properties style:row-height="0.741cm" fo:break-before="auto" style:use-optimal-row-height="false"/>
    </style:style>
    <style:style style:name="ro3" style:family="table-row">
      <style:table-row-properties style:row-height="0.609cm" fo:break-before="auto" style:use-optimal-row-height="false"/>
    </style:style>
    <style:style style:name="ro4" style:family="table-row">
      <style:table-row-properties style:row-height="0.556cm" fo:break-before="auto" style:use-optimal-row-height="false"/>
    </style:style>
    <style:style style:name="ro5" style:family="table-row">
      <style:table-row-properties style:row-height="0.452cm" fo:break-before="auto" style:use-optimal-row-height="false"/>
    </style:style>
    <style:style style:name="ta1" style:family="table" style:master-page-name="PageStyle_5f_Diagramme_20_de_20_Gantt">
      <style:table-properties table:display="true" style:writing-mode="lr-tb" table:tab-color="#3d85c6"/>
    </style:style>
    <number:number-style style:name="N3">
      <number:number number:decimal-places="0" number:min-decimal-places="0" number:min-integer-digits="1" number:grouping="true"/>
    </number:number-style>
    <number:percentage-style style:name="N10">
      <number:number number:decimal-places="0" number:min-decimal-places="0" number:min-integer-digits="1"/>
      <number:text> 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Poppi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Robot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b5394" style:text-outline="false" style:text-line-through-style="none" style:text-line-through-type="none" style:font-name="Poppins" fo:font-size="30pt" fo:font-style="normal" fo:text-shadow="none" style:text-underline-style="none" fo:font-weight="bold" style:font-size-asian="30pt" style:font-style-asian="normal" style:font-weight-asian="bold" style:font-size-complex="30pt" style:font-style-complex="normal" style:font-weight-complex="bold"/>
    </style:style>
    <style:style style:name="ce8" style:family="table-cell" style:parent-style-name="Default">
      <style:table-cell-properties fo:border-bottom="2.49pt solid #0b5394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b5394" style:text-outline="false" style:text-line-through-style="none" style:text-line-through-type="none" style:font-name="Roboto" fo:font-size="30pt" fo:font-style="normal" fo:text-shadow="none" style:text-underline-style="none" fo:font-weight="bold" style:font-size-asian="30pt" style:font-style-asian="normal" style:font-weight-asian="bold" style:font-size-complex="30pt" style:font-style-complex="normal" style:font-weight-complex="bold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434343" style:text-outline="false" style:text-line-through-style="none" style:text-line-through-type="none" style:font-name="Poppi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1" style:family="table-cell" style:parent-style-name="Default">
      <style:table-cell-properties fo:border-bottom="0.74pt solid #d9d9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666666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ackground-color="#efefef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3" style:family="table-cell" style:parent-style-name="Default">
      <style:table-cell-properties fo:border-bottom="0.74pt solid #cccccc" fo:background-color="#cccccc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" style:family="table-cell" style:parent-style-name="Default" style:data-style-name="N152">
      <style:table-cell-properties fo:border-bottom="0.74pt solid #b7b7b7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434343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 style:data-style-name="N100">
      <style:table-cell-properties fo:border-bottom="0.74pt solid #b7b7b7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434343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b5394" style:text-outline="false" style:text-line-through-style="none" style:text-line-through-type="none" style:font-name="Poppi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" style:family="table-cell" style:parent-style-name="Default">
      <style:table-cell-properties fo:border-bottom="2.49pt solid #0b5394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fo:border-bottom="0.74pt solid #d9d9d9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fo:border-bottom="0.74pt solid #cccccc" fo:background-color="#cccccc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1" style:family="table-cell" style:parent-style-name="Default">
      <style:table-cell-properties fo:border-bottom="0.74pt solid #b7b7b7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434343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able-cell-properties fo:border-bottom="0.74pt solid #b7b7b7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434343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434343" style:text-outline="false" style:text-line-through-style="none" style:text-line-through-type="none" style:font-name="Poppi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fo:border-bottom="0.74pt solid #d9d9d9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999999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>
      <style:table-cell-properties fo:border-bottom="0.74pt solid #d9d9d9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999999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>
      <style:table-cell-properties fo:border-bottom="0.74pt solid #cccccc" fo:background-color="#cccccc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9" style:family="table-cell" style:parent-style-name="Default" style:data-style-name="N37">
      <style:table-cell-properties fo:border-bottom="0.74pt solid #b7b7b7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434343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 style:data-style-name="N37">
      <style:table-cell-properties fo:border-bottom="0.74pt solid #b7b7b7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434343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 style:data-style-name="N10">
      <style:table-cell-properties fo:border-bottom="0.74pt solid #b7b7b7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434343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4" style:family="table-cell" style:parent-style-name="Default">
      <style:table-cell-properties fo:border-bottom="0.74pt solid #cccccc" fo:background-color="#cccccc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5" style:family="table-cell" style:parent-style-name="Default" style:data-style-name="N10">
      <style:table-cell-properties fo:border-bottom="0.74pt solid #b7b7b7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434343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 style:data-style-name="N10">
      <style:table-cell-properties fo:border-bottom="0.74pt solid #b7b7b7" fo:background-color="#73c79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434343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>
      <style:table-cell-properties fo:border-bottom="0.74pt solid #cccccc" fo:background-color="#cccccc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999999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999999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>
      <style:table-cell-properties fo:border-bottom="none" fo:background-color="#0b5394" style:diagonal-bl-tr="none" style:diagonal-tl-br="none" style:text-align-source="fix" style:repeat-content="false" fo:wrap-option="no-wrap" fo:border-left="0.74pt solid #b7b7b7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Roboto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41" style:family="table-cell" style:parent-style-name="Default">
      <style:table-cell-properties fo:background-color="#2f75b5" style:diagonal-bl-tr="none" style:diagonal-tl-br="none" style:text-align-source="fix" style:repeat-content="false" fo:wrap-option="no-wrap" fo:border="0.74pt solid #b7b7b7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Roboto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42" style:family="table-cell" style:parent-style-name="Default">
      <style:table-cell-properties fo:border-bottom="none" fo:background-color="#bdd7ee" style:diagonal-bl-tr="none" style:diagonal-tl-br="none" style:text-align-source="fix" style:repeat-content="false" fo:wrap-option="no-wrap" fo:border-left="0.74pt solid #b7b7b7" style:direction="ltr" fo:border-right="0.74pt solid #b7b7b7" style:rotation-angle="0" style:rotation-align="none" style:shrink-to-fit="false" fo:border-top="0.74pt solid #b7b7b7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43" style:family="table-cell" style:parent-style-name="Default">
      <style:table-cell-properties fo:background-color="#cccccc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4" style:family="table-cell" style:parent-style-name="Default">
      <style:table-cell-properties fo:border-bottom="0.06pt solid #b7b7b7" style:diagonal-bl-tr="none" style:diagonal-tl-br="none" style:text-align-source="fix" style:repeat-content="false" fo:wrap-option="no-wrap" fo:border-left="0.74pt solid #b7b7b7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5" style:family="table-cell" style:parent-style-name="Default">
      <style:table-cell-properties fo:border-bottom="0.06pt solid #b7b7b7" style:diagonal-bl-tr="none" style:diagonal-tl-br="none" style:text-align-source="fix" style:repeat-content="false" fo:wrap-option="no-wrap" fo:border-left="0.74pt solid #b7b7b7" style:direction="ltr" fo:border-right="0.06pt solid #b7b7b7" style:rotation-angle="0" style:rotation-align="none" style:shrink-to-fit="false" fo:border-top="0.06pt solid #b7b7b7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6" style:family="table-cell" style:parent-style-name="Default" style:data-style-name="N10">
      <style:table-cell-properties fo:border-bottom="0.06pt solid #b7b7b7" style:diagonal-bl-tr="none" style:diagonal-tl-br="none" style:text-align-source="fix" style:repeat-content="false" fo:wrap-option="no-wrap" fo:border-left="0.74pt solid #b7b7b7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7" style:family="table-cell" style:parent-style-name="Default" style:data-style-name="N10">
      <style:table-cell-properties fo:border-bottom="0.06pt solid #b7b7b7" style:diagonal-bl-tr="none" style:diagonal-tl-br="none" style:text-align-source="fix" style:repeat-content="false" fo:wrap-option="no-wrap" fo:border-left="0.74pt solid #b7b7b7" style:direction="ltr" fo:border-right="0.06pt solid #b7b7b7" style:rotation-angle="0" style:rotation-align="none" style:shrink-to-fit="false" fo:border-top="0.06pt solid #b7b7b7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9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b5394" style:text-outline="false" style:text-line-through-style="none" style:text-line-through-type="none" style:font-name="Poppi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0" style:family="table-cell" style:parent-style-name="Default">
      <style:table-cell-properties fo:border-bottom="2.49pt solid #0b5394" fo:background-color="#fffff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b5394" style:text-outline="false" style:text-line-through-style="none" style:text-line-through-type="none" style:font-name="Roboto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1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entury Gothic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666666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3" style:family="table-cell" style:parent-style-name="Default">
      <style:table-cell-properties fo:border-bottom="0.74pt solid #b7b7b7" style:diagonal-bl-tr="none" style:diagonal-tl-br="none" fo:border-left="none" fo:border-right="none" style:rotation-align="none" fo:border-top="0.74pt solid #b7b7b7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" style:family="table-cell" style:parent-style-name="Default" style:data-style-name="N151">
      <style:table-cell-properties fo:background-color="#cccccc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5" style:family="table-cell" style:parent-style-name="Default" style:data-style-name="N151">
      <style:table-cell-properties fo:border-bottom="0.06pt solid #b7b7b7" style:diagonal-bl-tr="none" style:diagonal-tl-br="none" style:text-align-source="fix" style:repeat-content="false" fo:wrap-option="no-wrap" fo:border-left="0.06pt solid #b7b7b7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6" style:family="table-cell" style:parent-style-name="Default" style:data-style-name="N151">
      <style:table-cell-properties style:diagonal-bl-tr="none" style:diagonal-tl-br="none" style:text-align-source="fix" style:repeat-content="false" fo:wrap-option="no-wrap" fo:border="0.06pt solid #b7b7b7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8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Poppi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" style:family="table-cell" style:parent-style-name="Default" style:data-style-name="N3">
      <style:table-cell-properties fo:background-color="#cccccc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0" style:family="table-cell" style:parent-style-name="Default">
      <style:table-cell-properties fo:border-bottom="0.06pt solid #b7b7b7" fo:background-color="#5b9bd5" style:diagonal-bl-tr="none" style:diagonal-tl-br="none" style:text-align-source="fix" style:repeat-content="false" fo:wrap-option="no-wrap" fo:border-left="0.06pt solid #b7b7b7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1" style:family="table-cell" style:parent-style-name="Default">
      <style:table-cell-properties style:diagonal-bl-tr="none" style:diagonal-tl-br="none" style:text-align-source="fix" style:repeat-content="false" fo:wrap-option="no-wrap" fo:border="0.06pt solid #b7b7b7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2" style:family="table-cell" style:parent-style-name="Default">
      <style:table-cell-properties fo:border-bottom="0.06pt solid #b7b7b7" style:diagonal-bl-tr="none" style:diagonal-tl-br="none" style:text-align-source="fix" style:repeat-content="false" fo:wrap-option="no-wrap" fo:border-left="0.06pt solid #b7b7b7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4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Poppi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Poppi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" style:family="table-cell" style:parent-style-name="Default">
      <style:table-cell-properties fo:border-bottom="0.74pt solid #b7b7b7" style:diagonal-bl-tr="none" style:diagonal-tl-br="none" fo:border-left="none" fo:border-right="0.74pt solid #b7b7b7" style:rotation-align="none" fo:border-top="0.74pt solid #b7b7b7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6" style:family="table-cell" style:parent-style-name="Default">
      <style:table-cell-properties fo:border-bottom="0.06pt solid #b7b7b7" fo:background-color="#ffffff" style:diagonal-bl-tr="none" style:diagonal-tl-br="none" style:text-align-source="fix" style:repeat-content="false" fo:wrap-option="no-wrap" fo:border-left="0.06pt solid #b7b7b7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entury Gothic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9" style:family="table-cell" style:parent-style-name="Default">
      <style:table-cell-properties fo:border-bottom="0.06pt solid #b7b7b7" fo:background-color="#ddebf7" style:diagonal-bl-tr="none" style:diagonal-tl-br="none" style:text-align-source="fix" style:repeat-content="false" fo:wrap-option="no-wrap" fo:border-left="0.06pt solid #b7b7b7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0" style:family="table-cell" style:parent-style-name="Default">
      <style:table-cell-properties fo:background-color="#ddebf7" style:diagonal-bl-tr="none" style:diagonal-tl-br="none" style:text-align-source="fix" style:repeat-content="false" fo:wrap-option="no-wrap" fo:border="0.06pt solid #b7b7b7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2" style:family="table-cell" style:parent-style-name="Default">
      <style:table-cell-properties fo:border-bottom="2.49pt solid #0b5394" fo:background-color="#fffff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b5394" style:text-outline="false" style:text-line-through-style="none" style:text-line-through-type="none" style:font-name="Roboto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3" style:family="table-cell" style:parent-style-name="Default">
      <style:table-cell-properties fo:background-color="#5b9bd5" style:diagonal-bl-tr="none" style:diagonal-tl-br="none" style:text-align-source="fix" style:repeat-content="false" fo:wrap-option="no-wrap" fo:border="0.06pt solid #b7b7b7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4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999999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5" style:family="table-cell" style:parent-style-name="Default" style:data-style-name="N37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999999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6" style:family="table-cell" style:parent-style-name="Default">
      <style:table-cell-properties fo:border-bottom="none" fo:background-color="#45818e" style:diagonal-bl-tr="none" style:diagonal-tl-br="none" style:text-align-source="fix" style:repeat-content="false" fo:wrap-option="no-wrap" fo:border-left="0.74pt solid #b7b7b7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Roboto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77" style:family="table-cell" style:parent-style-name="Default">
      <style:table-cell-properties fo:background-color="#a2c4c9" style:diagonal-bl-tr="none" style:diagonal-tl-br="none" style:text-align-source="fix" style:repeat-content="false" fo:wrap-option="no-wrap" fo:border="0.74pt solid #b7b7b7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Roboto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78" style:family="table-cell" style:parent-style-name="Default">
      <style:table-cell-properties fo:border-bottom="none" fo:background-color="#d0e0e3" style:diagonal-bl-tr="none" style:diagonal-tl-br="none" style:text-align-source="fix" style:repeat-content="false" fo:wrap-option="no-wrap" fo:border-left="0.74pt solid #b7b7b7" style:direction="ltr" fo:border-right="0.74pt solid #b7b7b7" style:rotation-angle="0" style:rotation-align="none" style:shrink-to-fit="false" fo:border-top="0.74pt solid #b7b7b7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79" style:family="table-cell" style:parent-style-name="Default">
      <style:table-cell-properties fo:border-bottom="0.06pt solid #b7b7b7" fo:background-color="#d0e0e3" style:diagonal-bl-tr="none" style:diagonal-tl-br="none" style:text-align-source="fix" style:repeat-content="false" fo:wrap-option="no-wrap" fo:border-left="0.06pt solid #b7b7b7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2" style:family="table-cell" style:parent-style-name="Default">
      <style:table-cell-properties fo:background-color="#d0e0e3" style:diagonal-bl-tr="none" style:diagonal-tl-br="none" style:text-align-source="fix" style:repeat-content="false" fo:wrap-option="no-wrap" fo:border="0.06pt solid #b7b7b7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3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6pt solid #b7b7b7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9" style:family="table-cell" style:parent-style-name="Default" style:data-style-name="N37">
      <style:table-cell-properties fo:border-bottom="0.06pt solid #b7b7b7" fo:background-color="#ffffff" style:diagonal-bl-tr="none" style:diagonal-tl-br="none" style:text-align-source="fix" style:repeat-content="false" fo:wrap-option="no-wrap" fo:border-left="0.06pt solid #b7b7b7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0" style:family="table-cell" style:parent-style-name="Default" style:data-style-name="N37">
      <style:table-cell-properties fo:background-color="#ffffff" style:diagonal-bl-tr="none" style:diagonal-tl-br="none" style:text-align-source="fix" style:repeat-content="false" fo:wrap-option="no-wrap" fo:border="0.06pt solid #b7b7b7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0" style:family="table-cell" style:parent-style-name="Default">
      <style:table-cell-properties style:rotation-align="none"/>
      <style:text-properties fo:color="#999999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7" style:family="table-cell" style:parent-style-name="Default">
      <style:table-cell-properties fo:border-bottom="0.06pt solid #b7b7b7" fo:background-color="#dddddd" style:diagonal-bl-tr="none" style:diagonal-tl-br="none" style:text-align-source="fix" style:repeat-content="false" fo:wrap-option="no-wrap" fo:border-left="0.06pt solid #b7b7b7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8" style:family="table-cell" style:parent-style-name="Default">
      <style:table-cell-properties fo:background-color="#dddddd" style:diagonal-bl-tr="none" style:diagonal-tl-br="none" style:text-align-source="fix" style:repeat-content="false" fo:wrap-option="no-wrap" fo:border="0.06pt solid #b7b7b7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3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Poppi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Poppi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8" style:family="table-cell" style:parent-style-name="Default">
      <style:table-cell-properties fo:background-color="#dddddd" style:diagonal-bl-tr="none" style:diagonal-tl-br="none" fo:border="0.06pt solid #b7b7b7" style:rotation-align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9" style:family="table-cell" style:parent-style-name="Default">
      <style:table-cell-properties fo:border-bottom="0.06pt solid #b7b7b7" fo:background-color="#dddddd" style:diagonal-bl-tr="none" style:diagonal-tl-br="none" fo:border-left="none" fo:border-right="0.06pt solid #b7b7b7" style:rotation-align="none" fo:border-top="0.06pt solid #b7b7b7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7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Poppi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8" style:family="table-cell" style:parent-style-name="Default">
      <style:table-cell-properties fo:border-bottom="none" fo:background-color="#833c0c" style:diagonal-bl-tr="none" style:diagonal-tl-br="none" style:text-align-source="fix" style:repeat-content="false" fo:wrap-option="no-wrap" fo:border-left="0.74pt solid #b7b7b7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Roboto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89" style:family="table-cell" style:parent-style-name="Default">
      <style:table-cell-properties fo:background-color="#c65911" style:diagonal-bl-tr="none" style:diagonal-tl-br="none" style:text-align-source="fix" style:repeat-content="false" fo:wrap-option="no-wrap" fo:border="0.74pt solid #b7b7b7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Roboto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90" style:family="table-cell" style:parent-style-name="Default">
      <style:table-cell-properties fo:border-bottom="none" fo:background-color="#f8cbad" style:diagonal-bl-tr="none" style:diagonal-tl-br="none" style:text-align-source="fix" style:repeat-content="false" fo:wrap-option="no-wrap" fo:border-left="0.74pt solid #b7b7b7" style:direction="ltr" fo:border-right="0.74pt solid #b7b7b7" style:rotation-angle="0" style:rotation-align="none" style:shrink-to-fit="false" fo:border-top="0.74pt solid #b7b7b7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91" style:family="table-cell" style:parent-style-name="Default">
      <style:table-cell-properties fo:border-bottom="0.06pt solid #b7b7b7" fo:background-color="#fce4d6" style:diagonal-bl-tr="none" style:diagonal-tl-br="none" style:text-align-source="fix" style:repeat-content="false" fo:wrap-option="no-wrap" fo:border-left="0.06pt solid #b7b7b7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2" style:family="table-cell" style:parent-style-name="Default">
      <style:table-cell-properties fo:background-color="#fce4d6" style:diagonal-bl-tr="none" style:diagonal-tl-br="none" style:text-align-source="fix" style:repeat-content="false" fo:wrap-option="no-wrap" fo:border="0.06pt solid #b7b7b7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4" style:family="table-cell" style:parent-style-name="Default">
      <style:table-cell-properties fo:border-bottom="none" fo:background-color="#806000" style:diagonal-bl-tr="none" style:diagonal-tl-br="none" style:text-align-source="fix" style:repeat-content="false" fo:wrap-option="no-wrap" fo:border-left="0.74pt solid #b7b7b7" style:direction="ltr" fo:border-right="0.74pt solid #cccccc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Roboto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95" style:family="table-cell" style:parent-style-name="Default">
      <style:table-cell-properties fo:background-color="#bf8f00" style:diagonal-bl-tr="none" style:diagonal-tl-br="none" style:text-align-source="fix" style:repeat-content="false" fo:wrap-option="no-wrap" fo:border="0.74pt solid #b7b7b7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Roboto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96" style:family="table-cell" style:parent-style-name="Default">
      <style:table-cell-properties fo:border-bottom="none" fo:background-color="#ffe699" style:diagonal-bl-tr="none" style:diagonal-tl-br="none" style:text-align-source="fix" style:repeat-content="false" fo:wrap-option="no-wrap" fo:border-left="0.74pt solid #b7b7b7" style:direction="ltr" fo:border-right="0.74pt solid #b7b7b7" style:rotation-angle="0" style:rotation-align="none" style:shrink-to-fit="false" fo:border-top="0.74pt solid #b7b7b7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86" style:family="table-cell" style:parent-style-name="Default">
      <style:table-cell-properties fo:border-bottom="0.06pt solid #b7b7b7" fo:background-color="#fff5ce" style:diagonal-bl-tr="none" style:diagonal-tl-br="none" style:text-align-source="fix" style:repeat-content="false" fo:wrap-option="no-wrap" fo:border-left="0.06pt solid #b7b7b7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87" style:family="table-cell" style:parent-style-name="Default">
      <style:table-cell-properties fo:background-color="#fff5ce" style:diagonal-bl-tr="none" style:diagonal-tl-br="none" style:text-align-source="fix" style:repeat-content="false" fo:wrap-option="no-wrap" fo:border="0.06pt solid #b7b7b7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0" style:family="table-cell" style:parent-style-name="Default">
      <style:table-cell-properties fo:border-bottom="none" style:diagonal-bl-tr="none" style:diagonal-tl-br="none" fo:border-left="none" fo:border-right="0.74pt solid #cccccc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1" style:family="table-cell" style:parent-style-name="Default">
      <style:table-cell-properties fo:border-bottom="0.06pt solid #b7b7b7" style:diagonal-bl-tr="none" style:diagonal-tl-br="none" style:text-align-source="fix" style:repeat-content="false" fo:wrap-option="no-wrap" fo:border-left="0.06pt solid #b7b7b7" style:direction="ltr" fo:border-right="0.74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2" style:family="table-cell" style:parent-style-name="Default">
      <style:table-cell-properties fo:border-bottom="0.06pt solid #b7b7b7" style:diagonal-bl-tr="none" style:diagonal-tl-br="none" style:text-align-source="fix" style:repeat-content="false" fo:wrap-option="no-wrap" fo:border-left="0.06pt solid #b7b7b7" style:direction="ltr" fo:border-right="0.74pt solid #b7b7b7" style:rotation-angle="0" style:rotation-align="none" style:shrink-to-fit="false" fo:border-top="0.06pt solid #b7b7b7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91" style:family="table-cell" style:parent-style-name="Default">
      <style:table-cell-properties fo:border-bottom="0.06pt solid #b7b7b7" fo:background-color="#ffffff" style:diagonal-bl-tr="none" style:diagonal-tl-br="none" style:text-align-source="fix" style:repeat-content="false" fo:wrap-option="no-wrap" fo:border-left="0.06pt solid #b7b7b7" style:direction="ltr" fo:border-right="0.74pt solid #b7b7b7" style:rotation-angle="0" style:rotation-align="none" style:shrink-to-fit="false" fo:border-top="0.06pt solid #b7b7b7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Diagramme de Gant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visibility="collapse" table:default-cell-style-name="Default"/>
        <table:table-column table:style-name="co9" table:number-columns-repeated="59" table:default-cell-style-name="Default"/>
        <table:table-column table:style-name="co10" table:default-cell-style-name="Default"/>
        <table:table-column table:style-name="co7" table:number-columns-repeated="16314" table:default-cell-style-name="Default"/>
        <table:table-row table:style-name="ro1">
          <table:table-cell table:style-name="ce1"/>
          <table:table-cell table:style-name="ce7"/>
          <table:table-cell table:style-name="ce17" table:number-columns-repeated="4"/>
          <table:table-cell table:style-name="ce1" table:number-columns-repeated="2"/>
          <table:table-cell table:style-name="ce17"/>
          <table:table-cell table:style-name="ce49"/>
          <table:table-cell table:style-name="ce58"/>
          <table:table-cell table:style-name="ce64"/>
          <table:table-cell table:style-name="ce65"/>
          <table:table-cell table:style-name="ce64" table:number-columns-repeated="2"/>
          <table:table-cell table:style-name="ce1" table:number-columns-repeated="15"/>
          <table:table-cell table:style-name="ce84" table:number-columns-repeated="9"/>
          <table:table-cell table:style-name="ce1" table:number-columns-repeated="31"/>
          <table:table-cell table:number-columns-repeated="16314"/>
        </table:table-row>
        <table:table-row table:style-name="ro2">
          <table:table-cell table:style-name="ce1"/>
          <table:table-cell table:style-name="ce8" office:value-type="string" calcext:value-type="string" table:number-columns-spanned="8" table:number-rows-spanned="1">
            <text:p>DIAGRAMME DE GANTT</text:p>
          </table:table-cell>
          <table:covered-table-cell table:number-columns-repeated="7" table:style-name="ce18"/>
          <table:table-cell table:style-name="ce50" office:value-type="string" calcext:value-type="string" table:number-columns-spanned="6" table:number-rows-spanned="1">
            <text:p>Astuce de </text:p>
            <text:p>Smartsheet ➜</text:p>
          </table:table-cell>
          <table:covered-table-cell table:number-columns-repeated="5" table:style-name="ce18"/>
          <table:table-cell table:style-name="ce72" office:value-type="string" calcext:value-type="string" table:number-columns-spanned="19" table:number-rows-spanned="1">
            <text:p>La chronologie visuelle d'un diagramme de Gantt donne un aperçu détaillé des tâches et des dépendances d'un projet. </text:p>
          </table:table-cell>
          <table:covered-table-cell table:number-columns-repeated="18" table:style-name="ce18"/>
          <table:table-cell table:style-name="ce87" table:number-columns-repeated="5"/>
          <table:table-cell table:style-name="ce1" table:number-columns-repeated="31"/>
          <table:table-cell table:number-columns-repeated="16314"/>
        </table:table-row>
        <table:table-row table:style-name="ro2">
          <table:table-cell table:style-name="ce1"/>
          <table:table-cell table:style-name="ce9" table:number-columns-repeated="3"/>
          <table:table-cell table:style-name="ce25" table:number-columns-repeated="5"/>
          <table:table-cell table:style-name="ce51" table:number-columns-repeated="4"/>
          <table:table-cell table:style-name="ce68" table:number-columns-repeated="3"/>
          <table:table-cell table:style-name="ce1" table:number-columns-repeated="14"/>
          <table:table-cell table:style-name="ce84" table:number-columns-repeated="9"/>
          <table:table-cell table:style-name="ce1" table:number-columns-repeated="31"/>
          <table:table-cell table:number-columns-repeated="16314"/>
        </table:table-row>
        <table:table-row table:style-name="ro2">
          <table:table-cell table:style-name="ce1"/>
          <table:table-cell table:style-name="ce71" office:value-type="string" calcext:value-type="string" table:number-columns-spanned="2" table:number-rows-spanned="1">
            <text:p>TITRE DU PROJET</text:p>
          </table:table-cell>
          <table:covered-table-cell table:style-name="ce19"/>
          <table:table-cell table:style-name="ce71"/>
          <table:table-cell table:style-name="ce26" office:value-type="string" calcext:value-type="string" table:number-columns-spanned="4" table:number-rows-spanned="1">
            <text:p>Mario Bros Like </text:p>
          </table:table-cell>
          <table:covered-table-cell table:number-columns-repeated="3" table:style-name="ce19"/>
          <table:table-cell table:style-name="ce38"/>
          <table:table-cell table:style-name="ce52" table:number-columns-spanned="7" table:number-rows-spanned="1"/>
          <table:covered-table-cell table:number-columns-repeated="6"/>
          <table:table-cell table:style-name="ce74" table:number-columns-spanned="13" table:number-rows-spanned="1"/>
          <table:covered-table-cell table:number-columns-repeated="12"/>
          <table:table-cell table:style-name="ce83"/>
          <table:table-cell table:style-name="ce84" table:number-columns-repeated="9"/>
          <table:table-cell table:style-name="ce1" table:number-columns-repeated="31"/>
          <table:table-cell table:number-columns-repeated="16314"/>
        </table:table-row>
        <table:table-row table:style-name="ro2">
          <table:table-cell table:style-name="ce1"/>
          <table:table-cell table:style-name="ce71" office:value-type="string" calcext:value-type="string" table:number-columns-spanned="2" table:number-rows-spanned="1">
            <text:p>CHEF DE PROJET</text:p>
          </table:table-cell>
          <table:covered-table-cell table:style-name="ce19"/>
          <table:table-cell table:style-name="ce71"/>
          <table:table-cell table:style-name="ce27" office:value-type="string" calcext:value-type="string" table:number-columns-spanned="4" table:number-rows-spanned="1">
            <text:p><text:s/></text:p>
          </table:table-cell>
          <table:covered-table-cell table:number-columns-repeated="3" table:style-name="ce19"/>
          <table:table-cell table:style-name="ce39"/>
          <table:table-cell table:style-name="ce52" table:number-columns-spanned="7" table:number-rows-spanned="1"/>
          <table:covered-table-cell table:number-columns-repeated="6"/>
          <table:table-cell table:style-name="ce75" table:number-columns-spanned="12" table:number-rows-spanned="1"/>
          <table:covered-table-cell table:number-columns-repeated="11"/>
          <table:table-cell table:style-name="ce80"/>
          <table:table-cell table:style-name="ce83"/>
          <table:table-cell table:style-name="ce1" table:number-columns-repeated="8"/>
          <table:table-cell table:style-name="ce83"/>
          <table:table-cell table:style-name="ce1" table:number-columns-repeated="31"/>
          <table:table-cell table:number-columns-repeated="16314"/>
        </table:table-row>
        <table:table-row table:style-name="ro2">
          <table:table-cell table:style-name="ce2"/>
          <table:table-cell table:style-name="ce71" office:value-type="string" calcext:value-type="string" table:number-columns-spanned="2" table:number-rows-spanned="1">
            <text:p>DOCUMENTALISTE</text:p>
          </table:table-cell>
          <table:covered-table-cell table:style-name="ce19"/>
          <table:table-cell table:style-name="ce71"/>
          <table:table-cell table:style-name="ce27" table:number-columns-spanned="4" table:number-rows-spanned="1"/>
          <table:covered-table-cell table:number-columns-repeated="3" table:style-name="ce19"/>
          <table:table-cell table:style-name="ce32"/>
          <table:table-cell table:style-name="ce11" table:number-columns-repeated="4"/>
          <table:table-cell table:style-name="ce2" table:number-columns-repeated="57"/>
          <table:table-cell table:number-columns-repeated="16314"/>
        </table:table-row>
        <table:table-row table:style-name="ro2">
          <table:table-cell table:style-name="ce2"/>
          <table:table-cell table:style-name="ce11" table:number-columns-repeated="6"/>
          <table:table-cell table:style-name="ce32" table:number-columns-repeated="2"/>
          <table:table-cell table:style-name="ce11" table:number-columns-repeated="4"/>
          <table:table-cell table:style-name="ce2" table:number-columns-repeated="57"/>
          <table:table-cell table:number-columns-repeated="16314"/>
        </table:table-row>
        <table:table-row table:style-name="ro3">
          <table:table-cell table:style-name="ce3"/>
          <table:table-cell table:style-name="ce12" office:value-type="string" calcext:value-type="string" table:number-columns-spanned="1" table:number-rows-spanned="3">
            <text:p>NUMÉRO</text:p>
          </table:table-cell>
          <table:table-cell table:style-name="ce12" office:value-type="string" calcext:value-type="string" table:number-columns-spanned="1" table:number-rows-spanned="3">
            <text:p>TITRE DE LA TÂCHE</text:p>
          </table:table-cell>
          <table:table-cell table:style-name="ce12" office:value-type="string" calcext:value-type="string" table:number-columns-spanned="1" table:number-rows-spanned="3">
            <text:p>LEADER</text:p>
          </table:table-cell>
          <table:table-cell table:style-name="ce12" office:value-type="string" calcext:value-type="string" table:number-columns-spanned="1" table:number-rows-spanned="3">
            <text:p>DATE DE DÉBUT</text:p>
          </table:table-cell>
          <table:table-cell table:style-name="ce12" office:value-type="string" calcext:value-type="string" table:number-columns-spanned="1" table:number-rows-spanned="3">
            <text:p>DATE LIMITE</text:p>
          </table:table-cell>
          <table:table-cell table:style-name="ce12" office:value-type="string" calcext:value-type="string" table:number-columns-spanned="1" table:number-rows-spanned="3">
            <text:p>DURÉE</text:p>
          </table:table-cell>
          <table:table-cell table:style-name="ce12" office:value-type="string" calcext:value-type="string" table:number-columns-spanned="1" table:number-rows-spanned="3">
            <text:p>TÂCHE TERMINÉE (EN %)</text:p>
          </table:table-cell>
          <table:table-cell table:style-name="ce40" office:value-type="string" calcext:value-type="string" table:number-columns-spanned="15" table:number-rows-spanned="1">
            <text:p>PHASE UNE</text:p>
          </table:table-cell>
          <table:covered-table-cell table:number-columns-repeated="14"/>
          <table:table-cell table:style-name="ce76" office:value-type="string" calcext:value-type="string" table:number-columns-spanned="15" table:number-rows-spanned="1">
            <text:p>PHASE DEUX</text:p>
          </table:table-cell>
          <table:covered-table-cell table:number-columns-repeated="14"/>
          <table:table-cell table:style-name="ce88" office:value-type="string" calcext:value-type="string" table:number-columns-spanned="15" table:number-rows-spanned="1">
            <text:p>PHASE TROIS</text:p>
          </table:table-cell>
          <table:covered-table-cell table:number-columns-repeated="14"/>
          <table:table-cell table:style-name="ce94" office:value-type="string" calcext:value-type="string" table:number-columns-spanned="15" table:number-rows-spanned="1">
            <text:p>PHASE QUATRE</text:p>
          </table:table-cell>
          <table:covered-table-cell table:number-columns-repeated="13"/>
          <table:covered-table-cell table:style-name="ce100"/>
          <table:table-cell table:style-name="ce2"/>
          <table:table-cell table:number-columns-repeated="16315"/>
        </table:table-row>
        <table:table-row table:style-name="ro3">
          <table:table-cell table:style-name="ce4"/>
          <table:covered-table-cell table:number-columns-repeated="7"/>
          <table:table-cell table:style-name="ce41" office:value-type="string" calcext:value-type="string" table:number-columns-spanned="5" table:number-rows-spanned="1">
            <text:p>SEMAINE 1</text:p>
          </table:table-cell>
          <table:covered-table-cell table:number-columns-repeated="3" table:style-name="ce53"/>
          <table:covered-table-cell table:style-name="ce66"/>
          <table:table-cell table:style-name="ce41" office:value-type="string" calcext:value-type="string" table:number-columns-spanned="5" table:number-rows-spanned="1">
            <text:p>SEMAINE 2</text:p>
          </table:table-cell>
          <table:covered-table-cell table:number-columns-repeated="3" table:style-name="ce53"/>
          <table:covered-table-cell table:style-name="ce66"/>
          <table:table-cell table:style-name="ce41" office:value-type="string" calcext:value-type="string" table:number-columns-spanned="5" table:number-rows-spanned="1">
            <text:p>SEMAINE 3</text:p>
          </table:table-cell>
          <table:covered-table-cell table:number-columns-repeated="3" table:style-name="ce53"/>
          <table:covered-table-cell table:style-name="ce66"/>
          <table:table-cell table:style-name="ce77" office:value-type="string" calcext:value-type="string" table:number-columns-spanned="5" table:number-rows-spanned="1">
            <text:p>SEMAINE 4</text:p>
          </table:table-cell>
          <table:covered-table-cell table:number-columns-repeated="3" table:style-name="ce53"/>
          <table:covered-table-cell table:style-name="ce66"/>
          <table:table-cell table:style-name="ce77" office:value-type="string" calcext:value-type="string" table:number-columns-spanned="5" table:number-rows-spanned="1">
            <text:p>SEMAINE 5</text:p>
          </table:table-cell>
          <table:covered-table-cell table:number-columns-repeated="3" table:style-name="ce53"/>
          <table:covered-table-cell table:style-name="ce66"/>
          <table:table-cell table:style-name="ce77" office:value-type="string" calcext:value-type="string" table:number-columns-spanned="5" table:number-rows-spanned="1">
            <text:p>SEMAINE 6</text:p>
          </table:table-cell>
          <table:covered-table-cell table:number-columns-repeated="3" table:style-name="ce53"/>
          <table:covered-table-cell table:style-name="ce66"/>
          <table:table-cell table:style-name="ce89" office:value-type="string" calcext:value-type="string" table:number-columns-spanned="5" table:number-rows-spanned="1">
            <text:p>SEMAINE 7</text:p>
          </table:table-cell>
          <table:covered-table-cell table:number-columns-repeated="3" table:style-name="ce53"/>
          <table:covered-table-cell table:style-name="ce66"/>
          <table:table-cell table:style-name="ce89" office:value-type="string" calcext:value-type="string" table:number-columns-spanned="5" table:number-rows-spanned="1">
            <text:p>SEMAINE 8</text:p>
          </table:table-cell>
          <table:covered-table-cell table:number-columns-repeated="3" table:style-name="ce53"/>
          <table:covered-table-cell table:style-name="ce66"/>
          <table:table-cell table:style-name="ce89" office:value-type="string" calcext:value-type="string" table:number-columns-spanned="5" table:number-rows-spanned="1">
            <text:p>SEMAINE 9</text:p>
          </table:table-cell>
          <table:covered-table-cell table:number-columns-repeated="3" table:style-name="ce53"/>
          <table:covered-table-cell table:style-name="ce66"/>
          <table:table-cell table:style-name="ce95" office:value-type="string" calcext:value-type="string" table:number-columns-spanned="5" table:number-rows-spanned="1">
            <text:p>SEMAINE 10</text:p>
          </table:table-cell>
          <table:covered-table-cell table:number-columns-repeated="3" table:style-name="ce53"/>
          <table:covered-table-cell table:style-name="ce66"/>
          <table:table-cell table:style-name="ce95" office:value-type="string" calcext:value-type="string" table:number-columns-spanned="5" table:number-rows-spanned="1">
            <text:p>SEMAINE 11</text:p>
          </table:table-cell>
          <table:covered-table-cell table:number-columns-repeated="3" table:style-name="ce53"/>
          <table:covered-table-cell table:style-name="ce66"/>
          <table:table-cell table:style-name="ce95" office:value-type="string" calcext:value-type="string" table:number-columns-spanned="5" table:number-rows-spanned="1">
            <text:p>SEMAINE 12</text:p>
          </table:table-cell>
          <table:covered-table-cell table:number-columns-repeated="3" table:style-name="ce53"/>
          <table:covered-table-cell table:style-name="ce66"/>
          <table:table-cell table:style-name="ce4"/>
          <table:table-cell table:number-columns-repeated="16315"/>
        </table:table-row>
        <table:table-row table:style-name="ro3">
          <table:table-cell table:style-name="ce5"/>
          <table:covered-table-cell table:number-columns-repeated="7"/>
          <table:table-cell table:style-name="ce42" office:value-type="string" calcext:value-type="string">
            <text:p>L</text:p>
          </table:table-cell>
          <table:table-cell table:number-columns-repeated="2" table:style-name="ce42" office:value-type="string" calcext:value-type="string">
            <text:p>M</text:p>
          </table:table-cell>
          <table:table-cell table:style-name="ce42" office:value-type="string" calcext:value-type="string">
            <text:p>J</text:p>
          </table:table-cell>
          <table:table-cell table:style-name="ce42" office:value-type="string" calcext:value-type="string">
            <text:p>V</text:p>
          </table:table-cell>
          <table:table-cell table:style-name="ce42" office:value-type="string" calcext:value-type="string">
            <text:p>L</text:p>
          </table:table-cell>
          <table:table-cell table:number-columns-repeated="2" table:style-name="ce42" office:value-type="string" calcext:value-type="string">
            <text:p>M</text:p>
          </table:table-cell>
          <table:table-cell table:style-name="ce42" office:value-type="string" calcext:value-type="string">
            <text:p>J</text:p>
          </table:table-cell>
          <table:table-cell table:style-name="ce42" office:value-type="string" calcext:value-type="string">
            <text:p>V</text:p>
          </table:table-cell>
          <table:table-cell table:style-name="ce42" office:value-type="string" calcext:value-type="string">
            <text:p>L</text:p>
          </table:table-cell>
          <table:table-cell table:number-columns-repeated="2" table:style-name="ce42" office:value-type="string" calcext:value-type="string">
            <text:p>M</text:p>
          </table:table-cell>
          <table:table-cell table:style-name="ce42" office:value-type="string" calcext:value-type="string">
            <text:p>J</text:p>
          </table:table-cell>
          <table:table-cell table:style-name="ce42" office:value-type="string" calcext:value-type="string">
            <text:p>V</text:p>
          </table:table-cell>
          <table:table-cell table:style-name="ce78" office:value-type="string" calcext:value-type="string">
            <text:p>L</text:p>
          </table:table-cell>
          <table:table-cell table:number-columns-repeated="2" table:style-name="ce78" office:value-type="string" calcext:value-type="string">
            <text:p>M</text:p>
          </table:table-cell>
          <table:table-cell table:style-name="ce78" office:value-type="string" calcext:value-type="string">
            <text:p>J</text:p>
          </table:table-cell>
          <table:table-cell table:style-name="ce78" office:value-type="string" calcext:value-type="string">
            <text:p>V</text:p>
          </table:table-cell>
          <table:table-cell table:style-name="ce78" office:value-type="string" calcext:value-type="string">
            <text:p>L</text:p>
          </table:table-cell>
          <table:table-cell table:number-columns-repeated="2" table:style-name="ce78" office:value-type="string" calcext:value-type="string">
            <text:p>M</text:p>
          </table:table-cell>
          <table:table-cell table:style-name="ce78" office:value-type="string" calcext:value-type="string">
            <text:p>J</text:p>
          </table:table-cell>
          <table:table-cell table:style-name="ce78" office:value-type="string" calcext:value-type="string">
            <text:p>V</text:p>
          </table:table-cell>
          <table:table-cell table:style-name="ce78" office:value-type="string" calcext:value-type="string">
            <text:p>L</text:p>
          </table:table-cell>
          <table:table-cell table:number-columns-repeated="2" table:style-name="ce78" office:value-type="string" calcext:value-type="string">
            <text:p>M</text:p>
          </table:table-cell>
          <table:table-cell table:style-name="ce78" office:value-type="string" calcext:value-type="string">
            <text:p>J</text:p>
          </table:table-cell>
          <table:table-cell table:style-name="ce78" office:value-type="string" calcext:value-type="string">
            <text:p>V</text:p>
          </table:table-cell>
          <table:table-cell table:style-name="ce90" office:value-type="string" calcext:value-type="string">
            <text:p>L</text:p>
          </table:table-cell>
          <table:table-cell table:number-columns-repeated="2" table:style-name="ce90" office:value-type="string" calcext:value-type="string">
            <text:p>M</text:p>
          </table:table-cell>
          <table:table-cell table:style-name="ce90" office:value-type="string" calcext:value-type="string">
            <text:p>J</text:p>
          </table:table-cell>
          <table:table-cell table:style-name="ce90" office:value-type="string" calcext:value-type="string">
            <text:p>V</text:p>
          </table:table-cell>
          <table:table-cell table:style-name="ce90" office:value-type="string" calcext:value-type="string">
            <text:p>L</text:p>
          </table:table-cell>
          <table:table-cell table:number-columns-repeated="2" table:style-name="ce90" office:value-type="string" calcext:value-type="string">
            <text:p>M</text:p>
          </table:table-cell>
          <table:table-cell table:style-name="ce90" office:value-type="string" calcext:value-type="string">
            <text:p>J</text:p>
          </table:table-cell>
          <table:table-cell table:style-name="ce90" office:value-type="string" calcext:value-type="string">
            <text:p>V</text:p>
          </table:table-cell>
          <table:table-cell table:style-name="ce90" office:value-type="string" calcext:value-type="string">
            <text:p>L</text:p>
          </table:table-cell>
          <table:table-cell table:number-columns-repeated="2" table:style-name="ce90" office:value-type="string" calcext:value-type="string">
            <text:p>M</text:p>
          </table:table-cell>
          <table:table-cell table:style-name="ce90" office:value-type="string" calcext:value-type="string">
            <text:p>J</text:p>
          </table:table-cell>
          <table:table-cell table:style-name="ce90" office:value-type="string" calcext:value-type="string">
            <text:p>V</text:p>
          </table:table-cell>
          <table:table-cell table:style-name="ce96" office:value-type="string" calcext:value-type="string">
            <text:p>L</text:p>
          </table:table-cell>
          <table:table-cell table:number-columns-repeated="2" table:style-name="ce96" office:value-type="string" calcext:value-type="string">
            <text:p>M</text:p>
          </table:table-cell>
          <table:table-cell table:style-name="ce96" office:value-type="string" calcext:value-type="string">
            <text:p>J</text:p>
          </table:table-cell>
          <table:table-cell table:style-name="ce96" office:value-type="string" calcext:value-type="string">
            <text:p>V</text:p>
          </table:table-cell>
          <table:table-cell table:style-name="ce96" office:value-type="string" calcext:value-type="string">
            <text:p>L</text:p>
          </table:table-cell>
          <table:table-cell table:number-columns-repeated="2" table:style-name="ce96" office:value-type="string" calcext:value-type="string">
            <text:p>M</text:p>
          </table:table-cell>
          <table:table-cell table:style-name="ce96" office:value-type="string" calcext:value-type="string">
            <text:p>J</text:p>
          </table:table-cell>
          <table:table-cell table:style-name="ce96" office:value-type="string" calcext:value-type="string">
            <text:p>V</text:p>
          </table:table-cell>
          <table:table-cell table:style-name="ce96" office:value-type="string" calcext:value-type="string">
            <text:p>L</text:p>
          </table:table-cell>
          <table:table-cell table:number-columns-repeated="2" table:style-name="ce96" office:value-type="string" calcext:value-type="string">
            <text:p>M</text:p>
          </table:table-cell>
          <table:table-cell table:style-name="ce96" office:value-type="string" calcext:value-type="string">
            <text:p>J</text:p>
          </table:table-cell>
          <table:table-cell table:style-name="ce96" office:value-type="string" calcext:value-type="string">
            <text:p>V</text:p>
          </table:table-cell>
          <table:table-cell table:style-name="ce5"/>
          <table:table-cell table:number-columns-repeated="16315"/>
        </table:table-row>
        <table:table-row table:style-name="ro2">
          <table:table-cell table:style-name="ce2"/>
          <table:table-cell table:style-name="ce13" office:value-type="float" office:value="1" calcext:value-type="float">
            <text:p>1</text:p>
          </table:table-cell>
          <table:table-cell table:style-name="ce20" office:value-type="string" calcext:value-type="string">
            <text:p>Initialisation</text:p>
          </table:table-cell>
          <table:table-cell table:style-name="ce20"/>
          <table:table-cell table:style-name="ce28" table:number-columns-repeated="4"/>
          <table:table-cell table:style-name="ce43"/>
          <table:table-cell table:style-name="ce54"/>
          <table:table-cell table:style-name="ce59" table:number-columns-repeated="2"/>
          <table:table-cell table:style-name="ce43" table:number-columns-repeated="56"/>
          <table:table-cell table:style-name="ce2"/>
          <table:table-cell table:number-columns-repeated="16315"/>
        </table:table-row>
        <table:table-row-group>
          <table:table-row table:style-name="ro3">
            <table:table-cell table:style-name="ce6"/>
            <table:table-cell table:style-name="ce14" office:value-type="date" office:date-value="2018-01-01" calcext:value-type="date">
              <text:p>1.1</text:p>
            </table:table-cell>
            <table:table-cell table:style-name="ce21" office:value-type="string" calcext:value-type="string">
              <text:p><text:s/>Setup du Projet</text:p>
            </table:table-cell>
            <table:table-cell table:style-name="ce23" office:value-type="string" calcext:value-type="string">
              <text:p>Tout le monde</text:p>
            </table:table-cell>
            <table:table-cell table:style-name="ce29" office:value-type="date" office:date-value="2026-01-13" calcext:value-type="date">
              <text:p>13/01/26</text:p>
            </table:table-cell>
            <table:table-cell table:style-name="ce29" office:value-type="date" office:date-value="2026-02-02" calcext:value-type="date">
              <text:p>02/02/26</text:p>
            </table:table-cell>
            <table:table-cell table:style-name="ce23" table:formula="of:=DAYS360([.E12];[.F12])" office:value-type="float" office:value="19" calcext:value-type="float">
              <text:p>19</text:p>
            </table:table-cell>
            <table:table-cell table:style-name="ce33" office:value-type="percentage" office:value="1" calcext:value-type="percentage">
              <text:p>100 %</text:p>
            </table:table-cell>
            <table:table-cell table:style-name="ce44"/>
            <table:table-cell table:style-name="ce55"/>
            <table:table-cell table:style-name="ce60" table:number-columns-repeated="2"/>
            <table:table-cell table:style-name="ce176"/>
            <table:table-cell table:style-name="ce69" table:number-columns-repeated="5"/>
            <table:table-cell table:style-name="ce62" table:number-columns-repeated="10"/>
            <table:table-cell table:style-name="ce177" table:number-columns-repeated="5"/>
            <table:table-cell table:style-name="ce62" table:number-columns-repeated="5"/>
            <table:table-cell table:style-name="ce176"/>
            <table:table-cell table:style-name="ce62" table:number-columns-repeated="4"/>
            <table:table-cell table:style-name="ce91" table:number-columns-repeated="5"/>
            <table:table-cell table:style-name="ce62" table:number-columns-repeated="10"/>
            <table:table-cell table:style-name="ce186" table:number-columns-repeated="5"/>
            <table:table-cell table:style-name="ce62" table:number-columns-repeated="4"/>
            <table:table-cell table:style-name="ce101"/>
            <table:table-cell table:style-name="ce6"/>
            <table:table-cell table:number-columns-repeated="16315"/>
          </table:table-row>
          <table:table-row table:style-name="ro3">
            <table:table-cell table:style-name="ce6"/>
            <table:table-cell table:style-name="ce14" office:value-type="date" office:date-value="2018-02-01" calcext:value-type="date">
              <text:p>1.2</text:p>
            </table:table-cell>
            <table:table-cell table:style-name="ce21" office:value-type="string" calcext:value-type="string">
              <text:p><text:s/>Mise en place de la boucle de jeu </text:p>
            </table:table-cell>
            <table:table-cell table:style-name="ce23" office:value-type="string" calcext:value-type="string">
              <text:p>Tout le monde</text:p>
            </table:table-cell>
            <table:table-cell table:style-name="ce29" office:value-type="date" office:date-value="2026-01-26" calcext:value-type="date">
              <text:p>26/01/26</text:p>
            </table:table-cell>
            <table:table-cell table:style-name="ce29" office:value-type="date" office:date-value="2026-02-02" calcext:value-type="date">
              <text:p>02/02/26</text:p>
            </table:table-cell>
            <table:table-cell table:style-name="ce23" table:formula="of:=DAYS360([.E13];[.F13])" office:value-type="float" office:value="6" calcext:value-type="float">
              <text:p>6</text:p>
            </table:table-cell>
            <table:table-cell table:style-name="ce33" office:value-type="percentage" office:value="1" calcext:value-type="percentage">
              <text:p>100 %</text:p>
            </table:table-cell>
            <table:table-cell table:style-name="ce45"/>
            <table:table-cell table:style-name="ce56"/>
            <table:table-cell table:style-name="ce61" table:number-columns-repeated="3"/>
            <table:table-cell table:style-name="ce70" table:number-columns-repeated="2"/>
            <table:table-cell table:style-name="ce73" table:number-columns-repeated="6"/>
            <table:table-cell table:style-name="ce61" table:number-columns-repeated="7"/>
            <table:table-cell table:style-name="ce178" table:number-columns-repeated="5"/>
            <table:table-cell table:style-name="ce61" table:number-columns-repeated="10"/>
            <table:table-cell table:style-name="ce92" table:number-columns-repeated="5"/>
            <table:table-cell table:style-name="ce61" table:number-columns-repeated="10"/>
            <table:table-cell table:style-name="ce187" table:number-columns-repeated="5"/>
            <table:table-cell table:style-name="ce61" table:number-columns-repeated="4"/>
            <table:table-cell table:style-name="ce102"/>
            <table:table-cell table:style-name="ce6"/>
            <table:table-cell table:number-columns-repeated="16315"/>
          </table:table-row>
        </table:table-row-group>
        <table:table-row table:style-name="ro2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20" office:value-type="string" calcext:value-type="string">
            <text:p>Creation des managers</text:p>
          </table:table-cell>
          <table:table-cell table:style-name="ce20"/>
          <table:table-cell table:style-name="ce28" table:number-columns-repeated="4"/>
          <table:table-cell table:style-name="ce43"/>
          <table:table-cell table:style-name="ce54"/>
          <table:table-cell table:style-name="ce59" table:number-columns-repeated="2"/>
          <table:table-cell table:style-name="ce43" table:number-columns-repeated="56"/>
          <table:table-cell table:style-name="ce2"/>
          <table:table-cell table:number-columns-repeated="16315"/>
        </table:table-row>
        <table:table-row-group>
          <table:table-row table:style-name="ro3">
            <table:table-cell table:style-name="ce6"/>
            <table:table-cell table:style-name="ce14" office:value-type="date" office:date-value="2018-01-02" calcext:value-type="date">
              <text:p>2.1</text:p>
            </table:table-cell>
            <table:table-cell table:style-name="ce21" office:value-type="string" calcext:value-type="string">
              <text:p>Physique et gravité</text:p>
            </table:table-cell>
            <table:table-cell table:style-name="ce23" office:value-type="string" calcext:value-type="string">
              <text:p>Théo</text:p>
            </table:table-cell>
            <table:table-cell table:style-name="ce29" office:value-type="date" office:date-value="2026-01-26" calcext:value-type="date">
              <text:p>26/01/26</text:p>
            </table:table-cell>
            <table:table-cell table:style-name="ce29" office:value-type="string" calcext:value-type="string">
              <text:p>TBD</text:p>
            </table:table-cell>
            <table:table-cell table:style-name="ce23" table:formula="of:=DAYS360([.E15];[.F15])" office:value-type="string" office:string-value="" calcext:value-type="error">
              <text:p>#VALUE!</text:p>
            </table:table-cell>
            <table:table-cell table:style-name="ce33" office:value-type="percentage" office:value="0.4" calcext:value-type="percentage">
              <text:p>40 %</text:p>
            </table:table-cell>
            <table:table-cell table:style-name="ce46"/>
            <table:table-cell table:style-name="ce55"/>
            <table:table-cell table:style-name="ce62" table:number-columns-repeated="3"/>
            <table:table-cell table:style-name="ce69" table:number-columns-repeated="5"/>
            <table:table-cell table:style-name="ce62" table:number-columns-repeated="5"/>
            <table:table-cell table:style-name="ce79" table:number-columns-repeated="4"/>
            <table:table-cell table:style-name="ce176"/>
            <table:table-cell table:style-name="ce177" table:number-columns-repeated="5"/>
            <table:table-cell table:style-name="ce62" table:number-columns-repeated="10"/>
            <table:table-cell table:style-name="ce91" table:number-columns-repeated="5"/>
            <table:table-cell table:style-name="ce62" table:number-columns-repeated="10"/>
            <table:table-cell table:style-name="ce186" table:number-columns-repeated="5"/>
            <table:table-cell table:style-name="ce62" table:number-columns-repeated="4"/>
            <table:table-cell table:style-name="ce101"/>
            <table:table-cell table:style-name="ce6"/>
            <table:table-cell table:number-columns-repeated="16315"/>
          </table:table-row>
          <table:table-row table:style-name="ro3">
            <table:table-cell table:style-name="ce6"/>
            <table:table-cell table:style-name="ce14" office:value-type="date" office:date-value="2018-02-02" calcext:value-type="date">
              <text:p>2.2</text:p>
            </table:table-cell>
            <table:table-cell table:style-name="ce21" office:value-type="string" calcext:value-type="string">
              <text:p>Converstion image-to-world </text:p>
            </table:table-cell>
            <table:table-cell table:style-name="ce23" office:value-type="string" calcext:value-type="string">
              <text:p>Mathis</text:p>
            </table:table-cell>
            <table:table-cell table:style-name="ce30" office:value-type="date" office:date-value="2026-01-26" calcext:value-type="date">
              <text:p>26/01/26</text:p>
            </table:table-cell>
            <table:table-cell table:style-name="ce30" office:value-type="string" calcext:value-type="string">
              <text:p>TBD</text:p>
            </table:table-cell>
            <table:table-cell table:style-name="ce23" table:formula="of:=DAYS360([.E16];[.F16])" office:value-type="string" office:string-value="" calcext:value-type="error">
              <text:p>#VALUE!</text:p>
            </table:table-cell>
            <table:table-cell table:style-name="ce33" office:value-type="percentage" office:value="0.2" calcext:value-type="percentage">
              <text:p>20 %</text:p>
            </table:table-cell>
            <table:table-cell table:style-name="ce47"/>
            <table:table-cell table:style-name="ce56"/>
            <table:table-cell table:style-name="ce61" table:number-columns-repeated="3"/>
            <table:table-cell table:style-name="ce70" table:number-columns-repeated="5"/>
            <table:table-cell table:style-name="ce61" table:number-columns-repeated="5"/>
            <table:table-cell table:style-name="ce172" table:number-columns-repeated="4"/>
            <table:table-cell table:style-name="ce159"/>
            <table:table-cell table:style-name="ce177" table:number-columns-repeated="2"/>
            <table:table-cell table:style-name="ce168"/>
            <table:table-cell table:style-name="ce169" table:number-columns-repeated="2"/>
            <table:table-cell table:style-name="ce173" table:number-columns-repeated="5"/>
            <table:table-cell table:style-name="ce61" table:number-columns-repeated="5"/>
            <table:table-cell table:style-name="ce92" table:number-columns-repeated="5"/>
            <table:table-cell table:style-name="ce61" table:number-columns-repeated="10"/>
            <table:table-cell table:style-name="ce187" table:number-columns-repeated="5"/>
            <table:table-cell table:style-name="ce61" table:number-columns-repeated="4"/>
            <table:table-cell table:style-name="ce102"/>
            <table:table-cell table:style-name="ce6"/>
            <table:table-cell table:number-columns-repeated="16315"/>
          </table:table-row>
          <table:table-row table:style-name="ro3">
            <table:table-cell table:style-name="ce6"/>
            <table:table-cell table:style-name="ce14" office:value-type="date" office:date-value="2018-03-02" calcext:value-type="date">
              <text:p>2.3</text:p>
            </table:table-cell>
            <table:table-cell table:style-name="ce21" office:value-type="string" calcext:value-type="string">
              <text:p>Architecture du joueur</text:p>
            </table:table-cell>
            <table:table-cell table:style-name="ce23" office:value-type="string" calcext:value-type="string">
              <text:p>Théo</text:p>
            </table:table-cell>
            <table:table-cell table:style-name="ce30" office:value-type="date" office:date-value="2026-01-26" calcext:value-type="date">
              <text:p>26/01/26</text:p>
            </table:table-cell>
            <table:table-cell table:style-name="ce30" office:value-type="string" calcext:value-type="string">
              <text:p>TBD</text:p>
            </table:table-cell>
            <table:table-cell table:style-name="ce23" table:formula="of:=DAYS360([.E17];[.F17])" office:value-type="string" office:string-value="" calcext:value-type="error">
              <text:p>#VALUE!</text:p>
            </table:table-cell>
            <table:table-cell table:style-name="ce33" office:value-type="percentage" office:value="0.2" calcext:value-type="percentage">
              <text:p>20 %</text:p>
            </table:table-cell>
            <table:table-cell table:style-name="ce47"/>
            <table:table-cell table:style-name="ce56"/>
            <table:table-cell table:style-name="ce61" table:number-columns-repeated="3"/>
            <table:table-cell table:style-name="ce70" table:number-columns-repeated="5"/>
            <table:table-cell table:style-name="ce61" table:number-columns-repeated="5"/>
            <table:table-cell table:style-name="ce172" table:number-columns-repeated="4"/>
            <table:table-cell table:style-name="ce160"/>
            <table:table-cell table:style-name="ce178" table:number-columns-repeated="5"/>
            <table:table-cell table:style-name="ce61" table:number-columns-repeated="10"/>
            <table:table-cell table:style-name="ce92" table:number-columns-repeated="5"/>
            <table:table-cell table:style-name="ce61" table:number-columns-repeated="10"/>
            <table:table-cell table:style-name="ce187" table:number-columns-repeated="5"/>
            <table:table-cell table:style-name="ce61" table:number-columns-repeated="4"/>
            <table:table-cell table:style-name="ce102"/>
            <table:table-cell table:style-name="ce6"/>
            <table:table-cell table:number-columns-repeated="16315"/>
          </table:table-row>
          <table:table-row table:style-name="ro3">
            <table:table-cell table:style-name="ce6"/>
            <table:table-cell table:style-name="ce14" office:value-type="date" office:date-value="2018-04-02" calcext:value-type="date">
              <text:p>2.4</text:p>
            </table:table-cell>
            <table:table-cell table:style-name="ce21" office:value-type="string" calcext:value-type="string">
              <text:p>Colission</text:p>
            </table:table-cell>
            <table:table-cell table:style-name="ce23" office:value-type="string" calcext:value-type="string">
              <text:p>Elouan</text:p>
            </table:table-cell>
            <table:table-cell table:style-name="ce29" office:value-type="date" office:date-value="2026-02-02" calcext:value-type="date">
              <text:p>02/02/26</text:p>
            </table:table-cell>
            <table:table-cell table:style-name="ce29" office:value-type="string" calcext:value-type="string">
              <text:p>TBD</text:p>
            </table:table-cell>
            <table:table-cell table:style-name="ce23" table:formula="of:=DAYS360([.E18];[.F18])" office:value-type="string" office:string-value="" calcext:value-type="error">
              <text:p>#VALUE!</text:p>
            </table:table-cell>
            <table:table-cell table:style-name="ce33" office:value-type="percentage" office:value="0.2" calcext:value-type="percentage">
              <text:p>20 %</text:p>
            </table:table-cell>
            <table:table-cell table:style-name="ce47"/>
            <table:table-cell table:style-name="ce56"/>
            <table:table-cell table:style-name="ce61" table:number-columns-repeated="3"/>
            <table:table-cell table:style-name="ce70" table:number-columns-repeated="5"/>
            <table:table-cell table:style-name="ce61" table:number-columns-repeated="7"/>
            <table:table-cell table:style-name="ce172" table:number-columns-repeated="2"/>
            <table:table-cell table:style-name="ce173"/>
            <table:table-cell table:style-name="ce178" table:number-columns-repeated="5"/>
            <table:table-cell table:style-name="ce61" table:number-columns-repeated="10"/>
            <table:table-cell table:style-name="ce92" table:number-columns-repeated="5"/>
            <table:table-cell table:style-name="ce61" table:number-columns-repeated="10"/>
            <table:table-cell table:style-name="ce187" table:number-columns-repeated="5"/>
            <table:table-cell table:style-name="ce61" table:number-columns-repeated="4"/>
            <table:table-cell table:style-name="ce102"/>
            <table:table-cell table:style-name="ce6"/>
            <table:table-cell table:number-columns-repeated="16315"/>
          </table:table-row>
          <table:table-row table:style-name="ro3">
            <table:table-cell table:style-name="ce6"/>
            <table:table-cell table:style-name="ce14" office:value-type="date" office:date-value="2026-05-02" calcext:value-type="date">
              <text:p>2.5</text:p>
            </table:table-cell>
            <table:table-cell table:style-name="ce21" office:value-type="string" calcext:value-type="string">
              <text:p>Architecture de l’ennemis </text:p>
            </table:table-cell>
            <table:table-cell table:style-name="ce23" office:value-type="string" calcext:value-type="string">
              <text:p>Alban</text:p>
            </table:table-cell>
            <table:table-cell table:style-name="ce29" office:value-type="date" office:date-value="2026-02-10" calcext:value-type="date">
              <text:p>10/02/26</text:p>
            </table:table-cell>
            <table:table-cell table:style-name="ce29" office:value-type="string" calcext:value-type="string">
              <text:p>TBD</text:p>
            </table:table-cell>
            <table:table-cell table:style-name="ce23" office:value-type="string" calcext:value-type="string">
              <text:p>#VALUE !</text:p>
            </table:table-cell>
            <table:table-cell table:style-name="ce33" office:value-type="percentage" office:value="0" calcext:value-type="percentage">
              <text:p>0 %</text:p>
            </table:table-cell>
            <table:table-cell table:style-name="ce47"/>
            <table:table-cell table:style-name="ce56"/>
            <table:table-cell table:style-name="ce61" table:number-columns-repeated="3"/>
            <table:table-cell table:style-name="ce70" table:number-columns-repeated="5"/>
            <table:table-cell table:style-name="ce61" table:number-columns-repeated="7"/>
            <table:table-cell table:style-name="ce173"/>
            <table:table-cell table:style-name="ce172"/>
            <table:table-cell table:style-name="ce173"/>
            <table:table-cell table:style-name="ce178" table:number-columns-repeated="5"/>
            <table:table-cell table:style-name="ce173" table:number-columns-repeated="5"/>
            <table:table-cell table:style-name="ce61" table:number-columns-repeated="5"/>
            <table:table-cell table:style-name="ce92" table:number-columns-repeated="5"/>
            <table:table-cell table:style-name="ce61" table:number-columns-repeated="10"/>
            <table:table-cell table:style-name="ce187" table:number-columns-repeated="5"/>
            <table:table-cell table:style-name="ce61" table:number-columns-repeated="4"/>
            <table:table-cell table:style-name="ce102"/>
            <table:table-cell table:style-name="ce6"/>
            <table:table-cell table:number-columns-repeated="16315"/>
          </table:table-row>
          <table:table-row table:style-name="ro3">
            <table:table-cell table:style-name="ce6"/>
            <table:table-cell table:style-name="ce14" office:value-type="date" office:date-value="2026-06-02" calcext:value-type="date">
              <text:p>2.6</text:p>
            </table:table-cell>
            <table:table-cell table:style-name="ce21" office:value-type="string" calcext:value-type="string">
              <text:p>Documentation (Doxygen et diagramme)</text:p>
            </table:table-cell>
            <table:table-cell table:style-name="ce23" office:value-type="string" calcext:value-type="string">
              <text:p>Alban</text:p>
            </table:table-cell>
            <table:table-cell table:style-name="ce29" office:value-type="date" office:date-value="2026-02-09" calcext:value-type="date">
              <text:p>09/02/26</text:p>
            </table:table-cell>
            <table:table-cell table:style-name="ce29" office:value-type="string" calcext:value-type="string">
              <text:p>TBD</text:p>
            </table:table-cell>
            <table:table-cell table:style-name="ce23" office:value-type="string" calcext:value-type="string">
              <text:p>#VALUE !</text:p>
            </table:table-cell>
            <table:table-cell table:style-name="ce33" office:value-type="percentage" office:value="0.5" calcext:value-type="percentage">
              <text:p>50 %</text:p>
            </table:table-cell>
            <table:table-cell table:style-name="ce47"/>
            <table:table-cell table:style-name="ce56"/>
            <table:table-cell table:style-name="ce61" table:number-columns-repeated="3"/>
            <table:table-cell table:style-name="ce70" table:number-columns-repeated="5"/>
            <table:table-cell table:style-name="ce61" table:number-columns-repeated="7"/>
            <table:table-cell table:style-name="ce172" table:number-columns-repeated="2"/>
            <table:table-cell table:style-name="ce173"/>
            <table:table-cell table:style-name="ce178" table:number-columns-repeated="5"/>
            <table:table-cell table:style-name="ce173" table:number-columns-repeated="5"/>
            <table:table-cell table:style-name="ce61" table:number-columns-repeated="5"/>
            <table:table-cell table:style-name="ce92" table:number-columns-repeated="5"/>
            <table:table-cell table:style-name="ce61" table:number-columns-repeated="10"/>
            <table:table-cell table:style-name="ce187" table:number-columns-repeated="5"/>
            <table:table-cell table:style-name="ce61" table:number-columns-repeated="4"/>
            <table:table-cell table:style-name="ce102"/>
            <table:table-cell table:style-name="ce6"/>
            <table:table-cell table:number-columns-repeated="16315"/>
          </table:table-row>
          <table:table-row table:style-name="ro3">
            <table:table-cell table:style-name="ce6"/>
            <table:table-cell table:style-name="ce14" office:value-type="date" office:date-value="2026-07-02" calcext:value-type="date">
              <text:p>2.7</text:p>
            </table:table-cell>
            <table:table-cell table:style-name="ce21" office:value-type="string" calcext:value-type="string">
              <text:p>Système de Caméra</text:p>
            </table:table-cell>
            <table:table-cell table:style-name="ce23" office:value-type="string" calcext:value-type="string">
              <text:p>Théo</text:p>
            </table:table-cell>
            <table:table-cell table:style-name="ce29" office:value-type="date" office:date-value="2026-02-10" calcext:value-type="date">
              <text:p>10/02/26</text:p>
            </table:table-cell>
            <table:table-cell table:style-name="ce29" office:value-type="string" calcext:value-type="string">
              <text:p>TBD</text:p>
            </table:table-cell>
            <table:table-cell table:style-name="ce23" office:value-type="string" calcext:value-type="string">
              <text:p>#VALUE !</text:p>
            </table:table-cell>
            <table:table-cell table:style-name="ce33" office:value-type="percentage" office:value="0" calcext:value-type="percentage">
              <text:p>0 %</text:p>
            </table:table-cell>
            <table:table-cell table:style-name="ce47"/>
            <table:table-cell table:style-name="ce56"/>
            <table:table-cell table:style-name="ce61" table:number-columns-repeated="3"/>
            <table:table-cell table:style-name="ce70" table:number-columns-repeated="5"/>
            <table:table-cell table:style-name="ce61" table:number-columns-repeated="7"/>
            <table:table-cell table:style-name="ce173"/>
            <table:table-cell table:style-name="ce172"/>
            <table:table-cell table:style-name="ce173"/>
            <table:table-cell table:style-name="ce178" table:number-columns-repeated="5"/>
            <table:table-cell table:style-name="ce173" table:number-columns-repeated="5"/>
            <table:table-cell table:style-name="ce61" table:number-columns-repeated="5"/>
            <table:table-cell table:style-name="ce92" table:number-columns-repeated="5"/>
            <table:table-cell table:style-name="ce61" table:number-columns-repeated="10"/>
            <table:table-cell table:style-name="ce187" table:number-columns-repeated="5"/>
            <table:table-cell table:style-name="ce61" table:number-columns-repeated="4"/>
            <table:table-cell table:style-name="ce102"/>
            <table:table-cell table:style-name="ce6"/>
            <table:table-cell table:number-columns-repeated="16315"/>
          </table:table-row>
          <table:table-row table:style-name="ro3">
            <table:table-cell table:style-name="ce6"/>
            <table:table-cell table:style-name="ce14" office:value-type="date" office:date-value="2026-08-02" calcext:value-type="date">
              <text:p>2.8</text:p>
            </table:table-cell>
            <table:table-cell table:style-name="ce21" office:value-type="string" calcext:value-type="string">
              <text:p>Interface &amp; Menu</text:p>
            </table:table-cell>
            <table:table-cell table:style-name="ce23" office:value-type="string" calcext:value-type="string">
              <text:p>Elouan</text:p>
            </table:table-cell>
            <table:table-cell table:style-name="ce29" office:value-type="date" office:date-value="2026-02-10" calcext:value-type="date">
              <text:p>10/02/26</text:p>
            </table:table-cell>
            <table:table-cell table:style-name="ce29" office:value-type="string" calcext:value-type="string">
              <text:p>TBD</text:p>
            </table:table-cell>
            <table:table-cell table:style-name="ce23" office:value-type="string" calcext:value-type="string">
              <text:p>#VALUE !</text:p>
            </table:table-cell>
            <table:table-cell table:style-name="ce33" office:value-type="percentage" office:value="0" calcext:value-type="percentage">
              <text:p>0 %</text:p>
            </table:table-cell>
            <table:table-cell table:style-name="ce47"/>
            <table:table-cell table:style-name="ce56"/>
            <table:table-cell table:style-name="ce61" table:number-columns-repeated="3"/>
            <table:table-cell table:style-name="ce70" table:number-columns-repeated="5"/>
            <table:table-cell table:style-name="ce61" table:number-columns-repeated="7"/>
            <table:table-cell table:style-name="ce173"/>
            <table:table-cell table:style-name="ce172"/>
            <table:table-cell table:style-name="ce173"/>
            <table:table-cell table:style-name="ce178" table:number-columns-repeated="5"/>
            <table:table-cell table:style-name="ce173" table:number-columns-repeated="5"/>
            <table:table-cell table:style-name="ce61" table:number-columns-repeated="5"/>
            <table:table-cell table:style-name="ce92" table:number-columns-repeated="5"/>
            <table:table-cell table:style-name="ce61" table:number-columns-repeated="10"/>
            <table:table-cell table:style-name="ce187" table:number-columns-repeated="5"/>
            <table:table-cell table:style-name="ce61" table:number-columns-repeated="4"/>
            <table:table-cell table:style-name="ce102"/>
            <table:table-cell table:style-name="ce6"/>
            <table:table-cell table:number-columns-repeated="16315"/>
          </table:table-row>
        </table:table-row-group>
        <table:table-row table:style-name="ro2">
          <table:table-cell table:style-name="ce2"/>
          <table:table-cell table:style-name="ce13"/>
          <table:table-cell table:style-name="ce20" office:value-type="string" calcext:value-type="string">
            <text:p>Codage &amp; Test</text:p>
          </table:table-cell>
          <table:table-cell table:style-name="ce20"/>
          <table:table-cell table:style-name="ce28" table:number-columns-repeated="3"/>
          <table:table-cell table:style-name="ce114"/>
          <table:table-cell table:style-name="ce43"/>
          <table:table-cell table:style-name="ce54"/>
          <table:table-cell table:style-name="ce59" table:number-columns-repeated="2"/>
          <table:table-cell table:style-name="ce43" table:number-columns-repeated="56"/>
          <table:table-cell table:style-name="ce2"/>
          <table:table-cell table:number-columns-repeated="16315"/>
        </table:table-row>
        <table:table-row-group>
          <table:table-row table:style-name="ro3">
            <table:table-cell table:style-name="ce6"/>
            <table:table-cell table:style-name="ce14" office:value-type="date" office:date-value="2018-01-03" calcext:value-type="date">
              <text:p>3.1</text:p>
            </table:table-cell>
            <table:table-cell table:style-name="ce21" office:value-type="string" calcext:value-type="string">
              <text:p>Système de mouvement</text:p>
            </table:table-cell>
            <table:table-cell table:style-name="ce23"/>
            <table:table-cell table:style-name="ce29" office:value-type="string" calcext:value-type="string">
              <text:p>TBD</text:p>
            </table:table-cell>
            <table:table-cell table:style-name="ce30" office:value-type="string" calcext:value-type="string">
              <text:p>TBD</text:p>
            </table:table-cell>
            <table:table-cell table:style-name="ce23" table:formula="of:=DAYS360([.E24];[.F24])" office:value-type="string" office:string-value="" calcext:value-type="error">
              <text:p>#VALUE!</text:p>
            </table:table-cell>
            <table:table-cell table:style-name="ce115" office:value-type="percentage" office:value="0" calcext:value-type="percentage">
              <text:p>0 %</text:p>
            </table:table-cell>
            <table:table-cell table:style-name="ce46"/>
            <table:table-cell table:style-name="ce55"/>
            <table:table-cell table:style-name="ce62" table:number-columns-repeated="3"/>
            <table:table-cell table:style-name="ce70" table:number-columns-repeated="5"/>
            <table:table-cell table:style-name="ce62" table:number-columns-repeated="10"/>
            <table:table-cell table:style-name="ce177" table:number-columns-repeated="5"/>
            <table:table-cell table:style-name="ce62" table:number-columns-repeated="5"/>
            <table:table-cell table:style-name="ce176" table:number-columns-repeated="5"/>
            <table:table-cell table:style-name="ce91" table:number-columns-repeated="5"/>
            <table:table-cell table:style-name="ce62" table:number-columns-repeated="10"/>
            <table:table-cell table:style-name="ce186" table:number-columns-repeated="5"/>
            <table:table-cell table:style-name="ce62" table:number-columns-repeated="4"/>
            <table:table-cell table:style-name="ce101"/>
            <table:table-cell table:style-name="ce6"/>
            <table:table-cell table:number-columns-repeated="16315"/>
          </table:table-row>
          <table:table-row table:style-name="ro3">
            <table:table-cell table:style-name="ce6"/>
            <table:table-cell table:style-name="ce14" office:value-type="date" office:date-value="2018-02-03" calcext:value-type="date">
              <text:p>3.2</text:p>
            </table:table-cell>
            <table:table-cell table:style-name="ce21" office:value-type="string" calcext:value-type="string">
              <text:p>Physique et gravité</text:p>
            </table:table-cell>
            <table:table-cell table:style-name="ce23"/>
            <table:table-cell table:number-columns-repeated="2" table:style-name="ce30" office:value-type="string" calcext:value-type="string">
              <text:p>TBD</text:p>
            </table:table-cell>
            <table:table-cell table:style-name="ce23" table:formula="of:=DAYS360([.E25];[.F25])" office:value-type="string" office:string-value="" calcext:value-type="error">
              <text:p>#VALUE!</text:p>
            </table:table-cell>
            <table:table-cell table:style-name="ce33" office:value-type="percentage" office:value="0" calcext:value-type="percentage">
              <text:p>0 %</text:p>
            </table:table-cell>
            <table:table-cell table:style-name="ce47"/>
            <table:table-cell table:style-name="ce56"/>
            <table:table-cell table:style-name="ce61" table:number-columns-repeated="3"/>
            <table:table-cell table:style-name="ce70" table:number-columns-repeated="5"/>
            <table:table-cell table:style-name="ce61" table:number-columns-repeated="10"/>
            <table:table-cell table:style-name="ce178" table:number-columns-repeated="5"/>
            <table:table-cell table:style-name="ce61" table:number-columns-repeated="5"/>
            <table:table-cell table:style-name="ce173" table:number-columns-repeated="5"/>
            <table:table-cell table:style-name="ce92" table:number-columns-repeated="5"/>
            <table:table-cell table:style-name="ce61" table:number-columns-repeated="10"/>
            <table:table-cell table:style-name="ce187" table:number-columns-repeated="5"/>
            <table:table-cell table:style-name="ce61" table:number-columns-repeated="4"/>
            <table:table-cell table:style-name="ce102"/>
            <table:table-cell table:style-name="ce6"/>
            <table:table-cell table:number-columns-repeated="16315"/>
          </table:table-row>
          <table:table-row table:style-name="ro3">
            <table:table-cell table:style-name="ce6"/>
            <table:table-cell table:style-name="ce16" office:value-type="string" calcext:value-type="string">
              <text:p>3.3</text:p>
            </table:table-cell>
            <table:table-cell table:style-name="ce21" office:value-type="string" calcext:value-type="string">
              <text:p>Parsing de map</text:p>
            </table:table-cell>
            <table:table-cell table:style-name="ce23"/>
            <table:table-cell table:number-columns-repeated="2" table:style-name="ce30" office:value-type="string" calcext:value-type="string">
              <text:p>TBD</text:p>
            </table:table-cell>
            <table:table-cell table:style-name="ce23" table:formula="of:=DAYS360([.E26];[.F26])" office:value-type="string" office:string-value="" calcext:value-type="error">
              <text:p>#VALUE!</text:p>
            </table:table-cell>
            <table:table-cell table:style-name="ce33" office:value-type="percentage" office:value="0" calcext:value-type="percentage">
              <text:p>0 %</text:p>
            </table:table-cell>
            <table:table-cell table:style-name="ce47"/>
            <table:table-cell table:style-name="ce56"/>
            <table:table-cell table:style-name="ce61" table:number-columns-repeated="3"/>
            <table:table-cell table:style-name="ce70" table:number-columns-repeated="5"/>
            <table:table-cell table:style-name="ce62" table:number-columns-repeated="4"/>
            <table:table-cell table:style-name="ce61" table:number-columns-repeated="6"/>
            <table:table-cell table:style-name="ce178" table:number-columns-repeated="5"/>
            <table:table-cell table:style-name="ce61" table:number-columns-repeated="5"/>
            <table:table-cell table:style-name="ce173" table:number-columns-repeated="5"/>
            <table:table-cell table:style-name="ce92" table:number-columns-repeated="5"/>
            <table:table-cell table:style-name="ce61" table:number-columns-repeated="10"/>
            <table:table-cell table:style-name="ce187" table:number-columns-repeated="5"/>
            <table:table-cell table:style-name="ce61" table:number-columns-repeated="4"/>
            <table:table-cell table:style-name="ce102"/>
            <table:table-cell table:style-name="ce6"/>
            <table:table-cell table:number-columns-repeated="16315"/>
          </table:table-row>
          <table:table-row table:style-name="ro3">
            <table:table-cell table:style-name="ce6"/>
            <table:table-cell table:style-name="ce16" office:value-type="string" calcext:value-type="string">
              <text:p>3.4</text:p>
            </table:table-cell>
            <table:table-cell table:style-name="ce21" office:value-type="string" calcext:value-type="string">
              <text:p>Animation</text:p>
            </table:table-cell>
            <table:table-cell table:style-name="ce23"/>
            <table:table-cell table:number-columns-repeated="2" table:style-name="ce30" office:value-type="string" calcext:value-type="string">
              <text:p>TBD</text:p>
            </table:table-cell>
            <table:table-cell table:style-name="ce23" table:formula="of:=DAYS360([.E27];[.F27])" office:value-type="string" office:string-value="" calcext:value-type="error">
              <text:p>#VALUE!</text:p>
            </table:table-cell>
            <table:table-cell table:style-name="ce36" office:value-type="percentage" office:value="0" calcext:value-type="percentage">
              <text:p>0 %</text:p>
            </table:table-cell>
            <table:table-cell table:style-name="ce47"/>
            <table:table-cell table:style-name="ce56"/>
            <table:table-cell table:style-name="ce61" table:number-columns-repeated="3"/>
            <table:table-cell table:style-name="ce70" table:number-columns-repeated="5"/>
            <table:table-cell table:style-name="ce62" table:number-columns-repeated="4"/>
            <table:table-cell table:style-name="ce61" table:number-columns-repeated="6"/>
            <table:table-cell table:style-name="ce178" table:number-columns-repeated="5"/>
            <table:table-cell table:style-name="ce61" table:number-columns-repeated="10"/>
            <table:table-cell table:style-name="ce92" table:number-columns-repeated="5"/>
            <table:table-cell table:style-name="ce61" table:number-columns-repeated="10"/>
            <table:table-cell table:style-name="ce187" table:number-columns-repeated="5"/>
            <table:table-cell table:style-name="ce61" table:number-columns-repeated="4"/>
            <table:table-cell table:style-name="ce102"/>
            <table:table-cell table:style-name="ce6"/>
            <table:table-cell table:number-columns-repeated="16315"/>
          </table:table-row>
          <table:table-row table:style-name="ro3">
            <table:table-cell table:style-name="ce6"/>
            <table:table-cell table:style-name="ce14" office:value-type="date" office:date-value="2018-05-03" calcext:value-type="date">
              <text:p>3.5</text:p>
            </table:table-cell>
            <table:table-cell table:style-name="ce21" office:value-type="string" calcext:value-type="string">
              <text:p>Unitaire Physique</text:p>
            </table:table-cell>
            <table:table-cell table:style-name="ce23"/>
            <table:table-cell table:number-columns-repeated="2" table:style-name="ce30" office:value-type="string" calcext:value-type="string">
              <text:p>TBD</text:p>
            </table:table-cell>
            <table:table-cell table:style-name="ce23" table:formula="of:=DAYS360([.E28];[.F28])" office:value-type="string" office:string-value="" calcext:value-type="error">
              <text:p>#VALUE!</text:p>
            </table:table-cell>
            <table:table-cell table:style-name="ce33" office:value-type="percentage" office:value="0" calcext:value-type="percentage">
              <text:p>0 %</text:p>
            </table:table-cell>
            <table:table-cell table:style-name="ce47"/>
            <table:table-cell table:style-name="ce56"/>
            <table:table-cell table:style-name="ce61" table:number-columns-repeated="3"/>
            <table:table-cell table:style-name="ce70" table:number-columns-repeated="5"/>
            <table:table-cell table:style-name="ce62" table:number-columns-repeated="4"/>
            <table:table-cell table:style-name="ce61" table:number-columns-repeated="6"/>
            <table:table-cell table:style-name="ce178" table:number-columns-repeated="5"/>
            <table:table-cell table:style-name="ce61" table:number-columns-repeated="10"/>
            <table:table-cell table:style-name="ce92" table:number-columns-repeated="5"/>
            <table:table-cell table:style-name="ce61" table:number-columns-repeated="10"/>
            <table:table-cell table:style-name="ce187" table:number-columns-repeated="5"/>
            <table:table-cell table:style-name="ce61" table:number-columns-repeated="4"/>
            <table:table-cell table:style-name="ce102"/>
            <table:table-cell table:style-name="ce6"/>
            <table:table-cell table:number-columns-repeated="16315"/>
          </table:table-row>
          <table:table-row table:style-name="ro3">
            <table:table-cell table:style-name="ce6"/>
            <table:table-cell table:style-name="ce14" office:value-type="date" office:date-value="2026-06-03" calcext:value-type="date">
              <text:p>3.6</text:p>
            </table:table-cell>
            <table:table-cell table:style-name="ce21" office:value-type="string" calcext:value-type="string">
              <text:p>Intégration</text:p>
            </table:table-cell>
            <table:table-cell table:style-name="ce23"/>
            <table:table-cell table:number-columns-repeated="2" table:style-name="ce30" office:value-type="string" calcext:value-type="string">
              <text:p>TBD</text:p>
            </table:table-cell>
            <table:table-cell table:style-name="ce23" office:value-type="string" calcext:value-type="string">
              <text:p>#VALUE !</text:p>
            </table:table-cell>
            <table:table-cell table:style-name="ce33" office:value-type="percentage" office:value="0" calcext:value-type="percentage">
              <text:p>0 %</text:p>
            </table:table-cell>
            <table:table-cell table:style-name="ce47"/>
            <table:table-cell table:style-name="ce56"/>
            <table:table-cell table:style-name="ce61" table:number-columns-repeated="3"/>
            <table:table-cell table:style-name="ce70" table:number-columns-repeated="5"/>
            <table:table-cell table:style-name="ce62" table:number-columns-repeated="4"/>
            <table:table-cell table:style-name="ce61" table:number-columns-repeated="6"/>
            <table:table-cell table:style-name="ce178" table:number-columns-repeated="5"/>
            <table:table-cell table:style-name="ce61" table:number-columns-repeated="10"/>
            <table:table-cell table:style-name="ce92" table:number-columns-repeated="5"/>
            <table:table-cell table:style-name="ce173" table:number-columns-repeated="5"/>
            <table:table-cell table:style-name="ce61" table:number-columns-repeated="5"/>
            <table:table-cell table:style-name="ce187" table:number-columns-repeated="5"/>
            <table:table-cell table:style-name="ce61" table:number-columns-repeated="4"/>
            <table:table-cell table:style-name="ce102"/>
            <table:table-cell table:style-name="ce6"/>
            <table:table-cell table:number-columns-repeated="16315"/>
          </table:table-row>
          <table:table-row table:style-name="ro3">
            <table:table-cell table:style-name="ce6"/>
            <table:table-cell table:style-name="ce16" office:value-type="string" calcext:value-type="string">
              <text:p>3.7</text:p>
            </table:table-cell>
            <table:table-cell table:style-name="ce21" office:value-type="string" calcext:value-type="string">
              <text:p>Débogage &amp; optimisatiob</text:p>
            </table:table-cell>
            <table:table-cell table:style-name="ce23"/>
            <table:table-cell table:number-columns-repeated="2" table:style-name="ce30" office:value-type="string" calcext:value-type="string">
              <text:p>TBD</text:p>
            </table:table-cell>
            <table:table-cell table:style-name="ce23" table:formula="of:=DAYS360([.E30];[.F30])" office:value-type="string" office:string-value="" calcext:value-type="error">
              <text:p>#VALUE!</text:p>
            </table:table-cell>
            <table:table-cell table:style-name="ce33" office:value-type="percentage" office:value="0" calcext:value-type="percentage">
              <text:p>0 %</text:p>
            </table:table-cell>
            <table:table-cell table:style-name="ce47"/>
            <table:table-cell table:style-name="ce56"/>
            <table:table-cell table:style-name="ce61" table:number-columns-repeated="3"/>
            <table:table-cell table:style-name="ce70" table:number-columns-repeated="5"/>
            <table:table-cell table:style-name="ce62" table:number-columns-repeated="4"/>
            <table:table-cell table:style-name="ce61" table:number-columns-repeated="6"/>
            <table:table-cell table:style-name="ce178" table:number-columns-repeated="5"/>
            <table:table-cell table:style-name="ce61" table:number-columns-repeated="10"/>
            <table:table-cell table:style-name="ce92" table:number-columns-repeated="5"/>
            <table:table-cell table:style-name="ce173" table:number-columns-repeated="5"/>
            <table:table-cell table:style-name="ce61" table:number-columns-repeated="5"/>
            <table:table-cell table:style-name="ce187" table:number-columns-repeated="5"/>
            <table:table-cell table:style-name="ce61" table:number-columns-repeated="4"/>
            <table:table-cell table:style-name="ce102"/>
            <table:table-cell table:style-name="ce6"/>
            <table:table-cell table:number-columns-repeated="16315"/>
          </table:table-row>
        </table:table-row-group>
        <table:table-row table:style-name="ro2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20" office:value-type="string" calcext:value-type="string">
            <text:p>Livraison</text:p>
          </table:table-cell>
          <table:table-cell table:style-name="ce20"/>
          <table:table-cell table:style-name="ce28" table:number-columns-repeated="3"/>
          <table:table-cell table:style-name="ce35"/>
          <table:table-cell table:style-name="ce43"/>
          <table:table-cell table:style-name="ce54"/>
          <table:table-cell table:style-name="ce59" table:number-columns-repeated="2"/>
          <table:table-cell table:style-name="ce43" table:number-columns-repeated="56"/>
          <table:table-cell table:style-name="ce2"/>
          <table:table-cell table:number-columns-repeated="16315"/>
        </table:table-row>
        <table:table-row-group>
          <table:table-row table:style-name="ro3">
            <table:table-cell table:style-name="ce6"/>
            <table:table-cell table:style-name="ce14" office:value-type="date" office:date-value="2018-01-04" calcext:value-type="date">
              <text:p>4.1</text:p>
            </table:table-cell>
            <table:table-cell table:style-name="ce21" office:value-type="string" calcext:value-type="string">
              <text:p>Nettoyage final</text:p>
            </table:table-cell>
            <table:table-cell table:style-name="ce23"/>
            <table:table-cell table:number-columns-repeated="2" table:style-name="ce30" office:value-type="string" calcext:value-type="string">
              <text:p>TBD</text:p>
            </table:table-cell>
            <table:table-cell table:style-name="ce23" table:formula="of:=DAYS360([.E32];[.F32])" office:value-type="string" office:string-value="" calcext:value-type="error">
              <text:p>#VALUE!</text:p>
            </table:table-cell>
            <table:table-cell table:style-name="ce33" office:value-type="percentage" office:value="0" calcext:value-type="percentage">
              <text:p>0 %</text:p>
            </table:table-cell>
            <table:table-cell table:style-name="ce46"/>
            <table:table-cell table:style-name="ce55"/>
            <table:table-cell table:style-name="ce62" table:number-columns-repeated="3"/>
            <table:table-cell table:style-name="ce69" table:number-columns-repeated="5"/>
            <table:table-cell table:style-name="ce62" table:number-columns-repeated="10"/>
            <table:table-cell table:style-name="ce177" table:number-columns-repeated="5"/>
            <table:table-cell table:style-name="ce62" table:number-columns-repeated="10"/>
            <table:table-cell table:style-name="ce91" table:number-columns-repeated="5"/>
            <table:table-cell table:style-name="ce62" table:number-columns-repeated="5"/>
            <table:table-cell table:style-name="ce176" table:number-columns-repeated="5"/>
            <table:table-cell table:style-name="ce186" table:number-columns-repeated="5"/>
            <table:table-cell table:style-name="ce62" table:number-columns-repeated="4"/>
            <table:table-cell table:style-name="ce101"/>
            <table:table-cell table:style-name="ce6"/>
            <table:table-cell table:number-columns-repeated="16315"/>
          </table:table-row>
          <table:table-row table:style-name="ro3">
            <table:table-cell table:style-name="ce6"/>
            <table:table-cell table:style-name="ce14" office:value-type="date" office:date-value="2018-02-04" calcext:value-type="date">
              <text:p>4.2</text:p>
            </table:table-cell>
            <table:table-cell table:style-name="ce21" office:value-type="string" calcext:value-type="string">
              <text:p>Packaging assets</text:p>
            </table:table-cell>
            <table:table-cell table:style-name="ce23"/>
            <table:table-cell table:number-columns-repeated="2" table:style-name="ce30" office:value-type="string" calcext:value-type="string">
              <text:p>TBD</text:p>
            </table:table-cell>
            <table:table-cell table:style-name="ce23" table:formula="of:=DAYS360([.E33];[.F33])" office:value-type="string" office:string-value="" calcext:value-type="error">
              <text:p>#VALUE!</text:p>
            </table:table-cell>
            <table:table-cell table:style-name="ce33" office:value-type="percentage" office:value="0" calcext:value-type="percentage">
              <text:p>0 %</text:p>
            </table:table-cell>
            <table:table-cell table:style-name="ce47"/>
            <table:table-cell table:style-name="ce56"/>
            <table:table-cell table:style-name="ce61" table:number-columns-repeated="3"/>
            <table:table-cell table:style-name="ce69" table:number-columns-repeated="5"/>
            <table:table-cell table:style-name="ce61" table:number-columns-repeated="10"/>
            <table:table-cell table:style-name="ce178" table:number-columns-repeated="5"/>
            <table:table-cell table:style-name="ce61" table:number-columns-repeated="10"/>
            <table:table-cell table:style-name="ce92" table:number-columns-repeated="5"/>
            <table:table-cell table:style-name="ce61" table:number-columns-repeated="5"/>
            <table:table-cell table:style-name="ce173" table:number-columns-repeated="5"/>
            <table:table-cell table:style-name="ce187" table:number-columns-repeated="5"/>
            <table:table-cell table:style-name="ce61" table:number-columns-repeated="4"/>
            <table:table-cell table:style-name="ce102"/>
            <table:table-cell table:style-name="ce6"/>
            <table:table-cell table:number-columns-repeated="16315"/>
          </table:table-row>
          <table:table-row table:style-name="ro3">
            <table:table-cell table:style-name="ce6"/>
            <table:table-cell table:style-name="ce14" office:value-type="date" office:date-value="2018-03-04" calcext:value-type="date">
              <text:p>4.3</text:p>
            </table:table-cell>
            <table:table-cell table:style-name="ce21" office:value-type="string" calcext:value-type="string">
              <text:p>Génération Doc</text:p>
            </table:table-cell>
            <table:table-cell table:style-name="ce23"/>
            <table:table-cell table:number-columns-repeated="2" table:style-name="ce29" office:value-type="string" calcext:value-type="string">
              <text:p>TBD</text:p>
            </table:table-cell>
            <table:table-cell table:style-name="ce23" office:value-type="string" calcext:value-type="string">
              <text:p>#VALUE !</text:p>
            </table:table-cell>
            <table:table-cell table:style-name="ce33" office:value-type="percentage" office:value="0" calcext:value-type="percentage">
              <text:p>0 %</text:p>
            </table:table-cell>
            <table:table-cell table:style-name="ce47"/>
            <table:table-cell table:style-name="ce56"/>
            <table:table-cell table:style-name="ce61" table:number-columns-repeated="3"/>
            <table:table-cell table:style-name="ce69" table:number-columns-repeated="5"/>
            <table:table-cell table:style-name="ce62" table:number-columns-repeated="4"/>
            <table:table-cell table:style-name="ce61" table:number-columns-repeated="6"/>
            <table:table-cell table:style-name="ce178" table:number-columns-repeated="5"/>
            <table:table-cell table:style-name="ce61" table:number-columns-repeated="10"/>
            <table:table-cell table:style-name="ce92" table:number-columns-repeated="5"/>
            <table:table-cell table:style-name="ce61" table:number-columns-repeated="10"/>
            <table:table-cell table:style-name="ce187" table:number-columns-repeated="5"/>
            <table:table-cell table:style-name="ce61" table:number-columns-repeated="4"/>
            <table:table-cell table:style-name="ce102"/>
            <table:table-cell table:style-name="ce6"/>
            <table:table-cell table:number-columns-repeated="16315"/>
          </table:table-row>
          <table:table-row table:style-name="ro3">
            <table:table-cell table:style-name="ce6"/>
            <table:table-cell table:style-name="ce14" office:value-type="date" office:date-value="2018-04-04" calcext:value-type="date">
              <text:p>4.4</text:p>
            </table:table-cell>
            <table:table-cell table:style-name="ce21" office:value-type="string" calcext:value-type="string">
              <text:p>Vérification README </text:p>
            </table:table-cell>
            <table:table-cell table:style-name="ce23"/>
            <table:table-cell table:number-columns-repeated="2" table:style-name="ce29" office:value-type="string" calcext:value-type="string">
              <text:p>TBD</text:p>
            </table:table-cell>
            <table:table-cell table:style-name="ce23" office:value-type="string" calcext:value-type="string">
              <text:p>#VALUE !</text:p>
            </table:table-cell>
            <table:table-cell table:style-name="ce36" office:value-type="percentage" office:value="0" calcext:value-type="percentage">
              <text:p>0 %</text:p>
            </table:table-cell>
            <table:table-cell table:style-name="ce47"/>
            <table:table-cell table:style-name="ce56"/>
            <table:table-cell table:style-name="ce61" table:number-columns-repeated="3"/>
            <table:table-cell table:style-name="ce69" table:number-columns-repeated="5"/>
            <table:table-cell table:style-name="ce62" table:number-columns-repeated="4"/>
            <table:table-cell table:style-name="ce61" table:number-columns-repeated="6"/>
            <table:table-cell table:style-name="ce178" table:number-columns-repeated="5"/>
            <table:table-cell table:style-name="ce61" table:number-columns-repeated="10"/>
            <table:table-cell table:style-name="ce92" table:number-columns-repeated="5"/>
            <table:table-cell table:style-name="ce61" table:number-columns-repeated="10"/>
            <table:table-cell table:style-name="ce187" table:number-columns-repeated="5"/>
            <table:table-cell table:style-name="ce61" table:number-columns-repeated="4"/>
            <table:table-cell table:style-name="ce102"/>
            <table:table-cell table:style-name="ce6"/>
            <table:table-cell table:number-columns-repeated="16315"/>
          </table:table-row>
          <table:table-row table:style-name="ro3">
            <table:table-cell table:style-name="ce6"/>
            <table:table-cell table:style-name="ce14" office:value-type="date" office:date-value="2026-05-04" calcext:value-type="date">
              <text:p>4.5</text:p>
            </table:table-cell>
            <table:table-cell table:style-name="ce21" office:value-type="string" calcext:value-type="string">
              <text:p>Dêpot Final</text:p>
            </table:table-cell>
            <table:table-cell table:style-name="ce23"/>
            <table:table-cell table:number-columns-repeated="2" table:style-name="ce29" office:value-type="string" calcext:value-type="string">
              <text:p>TBD</text:p>
            </table:table-cell>
            <table:table-cell table:style-name="ce23" office:value-type="string" calcext:value-type="string">
              <text:p>#VALUE !</text:p>
            </table:table-cell>
            <table:table-cell table:style-name="ce36" office:value-type="percentage" office:value="0" calcext:value-type="percentage">
              <text:p>0 %</text:p>
            </table:table-cell>
            <table:table-cell table:style-name="ce47"/>
            <table:table-cell table:style-name="ce56"/>
            <table:table-cell table:style-name="ce61" table:number-columns-repeated="3"/>
            <table:table-cell table:style-name="ce69" table:number-columns-repeated="5"/>
            <table:table-cell table:style-name="ce62" table:number-columns-repeated="4"/>
            <table:table-cell table:style-name="ce61" table:number-columns-repeated="6"/>
            <table:table-cell table:style-name="ce178" table:number-columns-repeated="5"/>
            <table:table-cell table:style-name="ce61" table:number-columns-repeated="10"/>
            <table:table-cell table:style-name="ce92" table:number-columns-repeated="5"/>
            <table:table-cell table:style-name="ce61" table:number-columns-repeated="10"/>
            <table:table-cell table:style-name="ce187" table:number-columns-repeated="5"/>
            <table:table-cell table:style-name="ce173" table:number-columns-repeated="4"/>
            <table:table-cell table:style-name="ce191"/>
            <table:table-cell table:style-name="ce6"/>
            <table:table-cell table:number-columns-repeated="16315"/>
          </table:table-row>
        </table:table-row-group>
        <table:table-row table:style-name="ro2" table:number-rows-repeated="3">
          <table:table-cell table:style-name="ce2" table:number-columns-repeated="7"/>
          <table:table-cell table:style-name="ce37" table:number-columns-repeated="2"/>
          <table:table-cell table:style-name="ce2" table:number-columns-repeated="61"/>
          <table:table-cell table:number-columns-repeated="16314"/>
        </table:table-row>
        <table:table-row table:style-name="ro4" table:number-rows-repeated="1048536">
          <table:table-cell table:number-columns-repeated="16384"/>
        </table:table-row>
        <table:table-row table:style-name="ro5">
          <table:table-cell table:number-columns-repeated="16384"/>
        </table:table-row>
        <calcext:conditional-formats>
          <calcext:conditional-format calcext:target-range-address="'Diagramme de Gantt'.H12:'Diagramme de Gantt'.H13 'Diagramme de Gantt'.H15:'Diagramme de Gantt'.H36">
            <calcext:color-scale>
              <calcext:color-scale-entry calcext:value="0" calcext:type="minimum" calcext:color="#ffffff"/>
              <calcext:color-scale-entry calcext:value="0" calcext:type="maximum" calcext:color="#57bb8a"/>
            </calcext:color-scale>
            <calcext:color-scale>
              <calcext:color-scale-entry calcext:value="0" calcext:type="minimum" calcext:color="#57bb8a"/>
              <calcext:color-scale-entry calcext:value="0" calcext:type="maximum" calcext:color="#ffffff"/>
            </calcext:color-scale>
          </calcext:conditional-format>
          <calcext:conditional-format calcext:target-range-address="'Diagramme de Gantt'.H16:'Diagramme de Gantt'.H24">
            <calcext:color-scale>
              <calcext:color-scale-entry calcext:value="0" calcext:type="minimum" calcext:color="#ffffff"/>
              <calcext:color-scale-entry calcext:value="0" calcext:type="maximum" calcext:color="#57bb8a"/>
            </calcext:color-scale>
            <calcext:color-scale>
              <calcext:color-scale-entry calcext:value="0" calcext:type="minimum" calcext:color="#57bb8a"/>
              <calcext:color-scale-entry calcext:value="0" calcext:type="maximum" calcext:color="#ffffff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Cambria" svg:font-family="Cambria"/>
    <style:font-face style:name="Century Gothic" svg:font-family="'Century Gothic'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Poppins" svg:font-family="Poppins"/>
    <style:font-face style:name="Roboto" svg:font-family="Roboto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5P0" style:volatile="true">
      <number:number number:decimal-places="0" number:min-decimal-places="0" number:min-integer-digits="1" number:grouping="true"/>
      <number:text> €</number:text>
    </number:number-style>
    <number:number-style style:name="N115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  <number:text> €</number:text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6P0"/>
    </number:number-style>
    <number:number-style style:name="N118P0" style:volatile="true">
      <number:number number:decimal-places="2" number:min-decimal-places="2" number:min-integer-digits="1" number:grouping="true"/>
      <number:text> €</number:text>
    </number:number-style>
    <number:number-style style:name="N118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  <number:text> €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9P0"/>
    </number:number-style>
    <number:date-style style:name="N120">
      <number:day number:style="long"/>
      <number:text>-</number:text>
      <number:month number:textual="true"/>
      <number:text>-</number:text>
      <number:year/>
    </number:date-style>
    <number:date-style style:name="N121">
      <number:day number:style="long"/>
      <number:text>-</number:text>
      <number:month number:textual="true"/>
    </number:date-style>
    <number:date-style style:name="N122">
      <number:month number:textual="true"/>
      <number:text>-</number:text>
      <number:year/>
    </number:date-style>
    <number:time-style style:name="N123">
      <number:hours/>
      <number:text>:</number:text>
      <number:minutes number:style="long"/>
      <number:text> </number:text>
      <number:am-pm/>
    </number:time-style>
    <number:time-style style:name="N124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6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6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6P0"/>
    </number:number-style>
    <number:number-style style:name="N127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7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7P0"/>
    </number:number-style>
    <number:number-style style:name="N129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9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9P0"/>
    </number:number-style>
    <number:number-style style:name="N130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30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30P0"/>
    </number:number-style>
    <number:number-style style:name="N134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34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34P2" style:volatile="true">
      <number:text loext:blank-width-char="-"> </number:text>
      <number:fill-character> </number:fill-character>
      <number:text loext:blank-width-char="€2_-4">-    </number:text>
    </number:number-style>
    <number:text-style style:name="N134">
      <number:text loext:blank-width-char="-"> </number:text>
      <number:text-content/>
      <number:text loext:blank-width-char="-"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38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38P2" style:volatile="true">
      <number:text loext:blank-width-char="-"> </number:text>
      <number:fill-character> </number:fill-character>
      <number:text loext:blank-width-char="-3">- € </number:text>
    </number:number-style>
    <number:text-style style:name="N138">
      <number:text loext:blank-width-char="-"> </number:text>
      <number:text-content/>
      <number:text loext:blank-width-char="-"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42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42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€1_-3">    </number:text>
    </number:number-style>
    <number:text-style style:name="N142">
      <number:text loext:blank-width-char="-"> </number:text>
      <number:text-content/>
      <number:text loext:blank-width-char="-"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46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46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€ </number:text>
    </number:number-style>
    <number:text-style style:name="N146">
      <number:text loext:blank-width-char="-"> </number:text>
      <number:text-content/>
      <number:text loext:blank-width-char="-"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time-style style:name="N147">
      <number:minutes number:style="long"/>
      <number:text>:</number:text>
      <number:seconds number:style="long"/>
    </number:time-style>
    <number:time-style style:name="N14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9">
      <number:minutes number:style="long"/>
      <number:text>:</number:text>
      <number:seconds number:style="long" number:decimal-places="1"/>
    </number:time-style>
    <number:number-style style:name="N150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1">
      <number:text>$</number:text>
      <number:number number:decimal-places="2" number:min-decimal-places="2" number:min-integer-digits="1" number:grouping="true"/>
    </number:number-style>
    <number:date-style style:name="N152">
      <number:day/>
      <number:text>.</number:text>
      <number:month/>
    </number:date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.905cm" fo:margin-bottom="1.905cm" fo:margin-left="1.778cm" fo:margin-right="1.778cm" style:print-page-order="ltr" style:first-page-number="continue" style:scale-to-X="1" style:table-centering="horizontal" style:writing-mode="lr-tb" style:print="charts drawings grid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12">00/00/0000</text:date>, <text:time style:data-style-name="N2" text:time-value="15:32:49.94935029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Diagramme_20_de_20_Gantt" style:display-name="PageStyle_Diagramme de Gantt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6-02-12T16:08:27.845395127</dc:date>
    <meta:editing-duration>PT53M25S</meta:editing-duration>
    <meta:editing-cycles>7</meta:editing-cycles>
    <meta:generator>LibreOffice/24.2.7.2$Linux_X86_64 LibreOffice_project/420$Build-2</meta:generator>
    <meta:document-statistic meta:table-count="1" meta:cell-count="240" meta:object-count="0"/>
  </office:meta>
</office:document-meta>
</file>